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5453b" officeooo:paragraph-rsid="0005453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5453b" officeooo:paragraph-rsid="0005453b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5453b" officeooo:paragraph-rsid="0005453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4pt" officeooo:rsid="0005453b" officeooo:paragraph-rsid="0005453b" style:font-size-asian="14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2pt" fo:letter-spacing="normal" fo:font-style="normal" fo:font-weight="normal" officeooo:rsid="0005453b" officeooo:paragraph-rsid="0005453b" style:font-size-asian="14pt" style:font-size-complex="14pt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45cm" fo:widows="1" fo:text-indent="0cm" style:auto-text-indent="false" fo:padding="0cm" fo:border="none"/>
      <style:text-properties fo:font-variant="normal" fo:text-transform="none" fo:color="#000000" fo:font-size="12pt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45cm" fo:widows="1" fo:text-indent="0cm" style:auto-text-indent="false" fo:padding="0cm" fo:border="none"/>
      <style:text-properties fo:font-variant="normal" fo:text-transform="none" fo:color="#000000" fo:font-size="12pt" fo:letter-spacing="normal" fo:font-style="normal" fo:font-weight="normal" fo:padding="0cm" fo:border="non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45cm" fo:widows="1" fo:text-indent="0cm" style:auto-text-indent="false" fo:padding="0cm" fo:border="none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45cm" fo:widows="1" fo:text-indent="0cm" style:auto-text-indent="false" fo:padding="0cm" fo:border="none"/>
      <style:text-properties fo:color="#000000"/>
    </style:style>
    <style:style style:name="P10" style:family="paragraph" style:parent-style-name="Preformatted_20_Text">
      <style:paragraph-properties fo:margin-top="0cm" fo:margin-bottom="0cm" style:contextual-spacing="false" style:line-height-at-least="0.45cm" fo:widows="1" fo:padding="0cm" fo:border="none"/>
      <style:text-properties fo:color="#000000"/>
    </style:style>
    <style:style style:name="T1" style:family="text">
      <style:text-properties fo:padding="0cm" fo:border="none"/>
    </style:style>
    <style:style style:name="T2" style:family="text">
      <style:text-properties fo:color="#00b800" fo:padding="0cm" fo:border="none"/>
    </style:style>
    <style:style style:name="T3" style:family="text">
      <style:text-properties fo:color="#ff0000" fo:padding="0cm" fo:border="none"/>
    </style:style>
    <style:style style:name="T4" style:family="text">
      <style:text-properties fo:color="#ff0000" fo:font-size="12pt" fo:font-style="normal" fo:font-weight="normal" fo:padding="0cm" fo:border="none"/>
    </style:style>
    <style:style style:name="T5" style:family="text">
      <style:text-properties fo:color="#ff0000" fo:font-size="12pt" fo:font-style="normal" fo:font-weight="bold" fo:background-color="#80ff80" loext:char-shading-value="0" fo:padding="0cm" fo:border="none"/>
    </style:style>
    <style:style style:name="T6" style:family="text">
      <style:text-properties fo:font-variant="normal" fo:text-transform="none" fo:font-size="12pt" fo:letter-spacing="normal" fo:font-style="normal" fo:font-weight="normal"/>
    </style:style>
    <style:style style:name="T7" style:family="text">
      <style:text-properties fo:font-variant="normal" fo:text-transform="none" fo:font-size="12pt" fo:letter-spacing="normal" fo:font-style="normal" fo:font-weight="normal" fo:padding="0cm" fo:border="none"/>
    </style:style>
    <style:style style:name="T8" style:family="text">
      <style:text-properties fo:font-variant="normal" fo:text-transform="none" fo:font-size="12pt" fo:letter-spacing="normal" fo:font-style="normal" fo:font-weight="bold" fo:padding="0cm" fo:border="none"/>
    </style:style>
    <style:style style:name="T9" style:family="text">
      <style:text-properties fo:font-weight="bold" fo:padding="0cm" fo:border="none"/>
    </style:style>
    <style:style style:name="T10" style:family="text">
      <style:text-properties fo:color="#0000ff" fo:font-weight="bold" fo:padding="0cm" fo:border="none"/>
    </style:style>
    <style:style style:name="T11" style:family="text">
      <style:text-properties fo:color="#0000ff" fo:padding="0cm" fo:border="none"/>
    </style:style>
    <style:style style:name="T12" style:family="text">
      <style:text-properties fo:color="#0000ff" fo:font-size="12pt" fo:font-style="normal" fo:font-weight="bold" fo:padding="0cm" fo:border="none"/>
    </style:style>
    <style:style style:name="T13" style:family="text">
      <style:text-properties fo:color="#0000ff" fo:font-size="12pt" fo:font-style="normal" fo:font-weight="normal" fo:padding="0cm" fo:border="none"/>
    </style:style>
    <style:style style:name="T14" style:family="text">
      <style:text-properties fo:color="#a900a9" fo:padding="0cm" fo:border="none"/>
    </style:style>
    <style:style style:name="T15" style:family="text">
      <style:text-properties fo:color="#a900a9" fo:font-size="12pt" fo:font-style="normal" fo:font-weight="normal" fo:padding="0cm" fo:border="none"/>
    </style:style>
    <style:style style:name="T16" style:family="text">
      <style:text-properties fo:font-size="12pt" fo:font-style="normal" fo:font-weight="normal"/>
    </style:style>
    <style:style style:name="T17" style:family="text">
      <style:text-properties fo:font-size="12pt" fo:font-style="normal" fo:font-weight="normal" fo:padding="0cm" fo:border="none"/>
    </style:style>
    <style:style style:name="T18" style:family="text">
      <style:text-properties fo:font-size="12pt" fo:font-style="normal" fo:font-weight="bold" fo:padding="0cm" fo:border="none"/>
    </style:style>
    <style:style style:name="T19" style:family="text">
      <style:text-properties fo:font-size="12pt" fo:font-style="normal" fo:font-weight="bold" fo:background-color="#80ff80" loext:char-shading-value="0" fo:padding="0cm" fo:border="none"/>
    </style:style>
    <style:style style:name="T20" style:family="text">
      <style:text-properties fo:font-size="12pt" fo:font-style="italic" fo:font-weight="normal" fo:padding="0cm" fo:border="none"/>
    </style:style>
    <style:style style:name="T21" style:family="text">
      <style:text-properties fo:color="#666666" fo:font-size="12pt" fo:font-style="italic" fo:font-weight="normal" fo:padding="0cm" fo:border="none"/>
    </style:style>
    <style:style style:name="T22" style:family="text">
      <style:text-properties fo:color="#c42da8" fo:font-size="12pt" fo:font-style="normal" fo:font-weight="normal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线段树例题</text:p>
      <text:p text:style-name="P2">树形结构的DFS序使用</text:p>
      <text:p text:style-name="P5"><text:span text:style-name="T1">#include&lt;stdio.h&gt;</text:span></text:p>
      <text:p text:style-name="P6"><text:span text:style-name="T1">#include&lt;string.h&gt;</text:span></text:p>
      <text:p text:style-name="P9"><text:span text:style-name="T8">const</text:span><text:span text:style-name="T6"> </text:span><text:span text:style-name="T7">int</text:span><text:span text:style-name="T6"> maxm</text:span><text:span text:style-name="T7">=5e4+5;</text:span></text:p>
      <text:p text:style-name="P9"><text:span text:style-name="T7"/></text:p>
      <text:p text:style-name="P6"><text:span text:style-name="T1">int</text:span> head<text:span text:style-name="T1">[</text:span>maxm<text:span text:style-name="T1">],</text:span>nxt<text:span text:style-name="T1">[</text:span>maxm<text:span text:style-name="T1">],</text:span>point<text:span text:style-name="T1">[</text:span>maxm<text:span text:style-name="T1">],</text:span>size<text:span text:style-name="T1">;</text:span></text:p>
      <text:p text:style-name="P6"><text:span text:style-name="T1">bool</text:span> f<text:span text:style-name="T1">[</text:span>maxm<text:span text:style-name="T1">];</text:span></text:p>
      <text:p text:style-name="P9"><text:span text:style-name="T7">int</text:span><text:span text:style-name="T6"> t</text:span><text:span text:style-name="T7">,</text:span><text:span text:style-name="T6">stx</text:span><text:span text:style-name="T7">[</text:span><text:span text:style-name="T6">maxm</text:span><text:span text:style-name="T7">],</text:span><text:span text:style-name="T6">edx</text:span><text:span text:style-name="T7">[</text:span><text:span text:style-name="T6">maxm</text:span><text:span text:style-name="T7">],</text:span><text:span text:style-name="T6">st</text:span><text:span text:style-name="T7">[</text:span><text:span text:style-name="T6">maxm</text:span><text:span text:style-name="T7">&lt;&lt;2],</text:span><text:span text:style-name="T6">ch</text:span><text:span text:style-name="T7">[</text:span><text:span text:style-name="T6">maxm</text:span><text:span text:style-name="T7">&lt;&lt;2];</text:span></text:p>
      <text:p text:style-name="P9"><text:span text:style-name="T7"/></text:p>
      <text:p text:style-name="P6"><text:span text:style-name="T1">void</text:span> <text:span text:style-name="T9">add</text:span><text:span text:style-name="T1">(int</text:span> a<text:span text:style-name="T1">,int</text:span> b<text:span text:style-name="T1">){</text:span></text:p>
      <text:p text:style-name="P8"><text:s text:c="8"/><text:span text:style-name="T16">point</text:span><text:span text:style-name="T17">[</text:span><text:span text:style-name="T16">size</text:span><text:span text:style-name="T17">]=</text:span><text:span text:style-name="T16">a</text:span><text:span text:style-name="T17">;</text:span></text:p>
      <text:p text:style-name="P8"><text:s text:c="8"/><text:span text:style-name="T16">nxt</text:span><text:span text:style-name="T17">[</text:span><text:span text:style-name="T16">size</text:span><text:span text:style-name="T17">]=</text:span><text:span text:style-name="T16">head</text:span><text:span text:style-name="T17">[</text:span><text:span text:style-name="T16">b</text:span><text:span text:style-name="T17">];</text:span></text:p>
      <text:p text:style-name="P8"><text:s text:c="8"/><text:span text:style-name="T16">head</text:span><text:span text:style-name="T17">[</text:span><text:span text:style-name="T16">b</text:span><text:span text:style-name="T17">]=</text:span><text:span text:style-name="T16">size</text:span><text:span text:style-name="T17">++;</text:span></text:p>
      <text:p text:style-name="P9"><text:span text:style-name="T7">}</text:span></text:p>
      <text:p text:style-name="P9"><text:span text:style-name="T7"/></text:p>
      <text:p text:style-name="P6"><text:span text:style-name="T1">void</text:span> <text:span text:style-name="T9">dfs</text:span><text:span text:style-name="T1">(int</text:span> s<text:span text:style-name="T1">){</text:span></text:p>
      <text:p text:style-name="P8"><text:s text:c="8"/><text:span text:style-name="T16">stx</text:span><text:span text:style-name="T17">[</text:span><text:span text:style-name="T16">s</text:span><text:span text:style-name="T17">]=++</text:span><text:span text:style-name="T16">t</text:span><text:span text:style-name="T17">;</text:span></text:p>
      <text:p text:style-name="P8"><text:s text:c="8"/><text:span text:style-name="T18">for</text:span><text:span text:style-name="T17">(int</text:span><text:span text:style-name="T16"> i</text:span><text:span text:style-name="T17">=</text:span><text:span text:style-name="T16">head</text:span><text:span text:style-name="T17">[</text:span><text:span text:style-name="T16">s</text:span><text:span text:style-name="T17">];~</text:span><text:span text:style-name="T16">i</text:span><text:span text:style-name="T17">;</text:span><text:span text:style-name="T16">i</text:span><text:span text:style-name="T17">=</text:span><text:span text:style-name="T16">nxt</text:span><text:span text:style-name="T17">[</text:span><text:span text:style-name="T16">i</text:span><text:span text:style-name="T17">]){</text:span></text:p>
      <text:p text:style-name="P8"><text:s text:c="16"/><text:span text:style-name="T17">int</text:span><text:span text:style-name="T16"> j</text:span><text:span text:style-name="T17">=</text:span><text:span text:style-name="T16">point</text:span><text:span text:style-name="T17">[</text:span><text:span text:style-name="T16">i</text:span><text:span text:style-name="T17">];</text:span></text:p>
      <text:p text:style-name="P8"><text:s text:c="16"/><text:span text:style-name="T18">dfs</text:span><text:span text:style-name="T17">(</text:span><text:span text:style-name="T16">j</text:span><text:span text:style-name="T17">);</text:span></text:p>
      <text:p text:style-name="P8"><text:s text:c="8"/><text:span text:style-name="T17">}</text:span></text:p>
      <text:p text:style-name="P8"><text:s text:c="8"/><text:span text:style-name="T16">edx</text:span><text:span text:style-name="T17">[</text:span><text:span text:style-name="T16">s</text:span><text:span text:style-name="T17">]=</text:span><text:span text:style-name="T16">t</text:span><text:span text:style-name="T17">;</text:span></text:p>
      <text:p text:style-name="P9"><text:span text:style-name="T7">}</text:span></text:p>
      <text:p text:style-name="P9"><text:span text:style-name="T7"/></text:p>
      <text:p text:style-name="P6"><text:span text:style-name="T1">void</text:span> <text:span text:style-name="T9">pushdown</text:span><text:span text:style-name="T1">(int</text:span> o<text:span text:style-name="T1">){</text:span></text:p>
      <text:p text:style-name="P8"><text:s text:c="8"/><text:span text:style-name="T18">if</text:span><text:span text:style-name="T17">(</text:span><text:span text:style-name="T16">ch</text:span><text:span text:style-name="T17">[</text:span><text:span text:style-name="T16">o</text:span><text:span text:style-name="T17">]!=-1){</text:span></text:p>
      <text:p text:style-name="P8"><text:s text:c="16"/><text:span text:style-name="T16">ch</text:span><text:span text:style-name="T17">[</text:span><text:span text:style-name="T16">o</text:span><text:span text:style-name="T17">&lt;&lt;1]=</text:span><text:span text:style-name="T16">ch</text:span><text:span text:style-name="T17">[</text:span><text:span text:style-name="T16">o</text:span><text:span text:style-name="T17">];</text:span></text:p>
      <text:p text:style-name="P8"><text:s text:c="16"/><text:span text:style-name="T16">ch</text:span><text:span text:style-name="T17">[</text:span><text:span text:style-name="T16">o</text:span><text:span text:style-name="T17">&lt;&lt;1|1]=</text:span><text:span text:style-name="T16">ch</text:span><text:span text:style-name="T17">[</text:span><text:span text:style-name="T16">o</text:span><text:span text:style-name="T17">];</text:span></text:p>
      <text:p text:style-name="P8"><text:s text:c="16"/><text:span text:style-name="T16">st</text:span><text:span text:style-name="T17">[</text:span><text:span text:style-name="T16">o</text:span><text:span text:style-name="T17">&lt;&lt;1]=</text:span><text:span text:style-name="T16">ch</text:span><text:span text:style-name="T17">[</text:span><text:span text:style-name="T16">o</text:span><text:span text:style-name="T17">];</text:span></text:p>
      <text:p text:style-name="P8"><text:s text:c="16"/><text:span text:style-name="T16">st</text:span><text:span text:style-name="T17">[</text:span><text:span text:style-name="T16">o</text:span><text:span text:style-name="T17">&lt;&lt;1|1]=</text:span><text:span text:style-name="T16">ch</text:span><text:span text:style-name="T17">[</text:span><text:span text:style-name="T16">o</text:span><text:span text:style-name="T17">];</text:span></text:p>
      <text:p text:style-name="P8"><text:s text:c="16"/><text:span text:style-name="T16">ch</text:span><text:span text:style-name="T17">[</text:span><text:span text:style-name="T16">o</text:span><text:span text:style-name="T17">]=-1;</text:span></text:p>
      <text:p text:style-name="P8"><text:s text:c="8"/><text:span text:style-name="T17">}</text:span></text:p>
      <text:p text:style-name="P9"><text:span text:style-name="T7">}</text:span></text:p>
      <text:p text:style-name="P9"><text:span text:style-name="T7"/></text:p>
      <text:p text:style-name="P6"><text:span text:style-name="T1">void</text:span> <text:span text:style-name="T9">pushup</text:span><text:span text:style-name="T1">(int</text:span> o<text:span text:style-name="T1">){</text:span></text:p>
      <text:p text:style-name="P8"><text:s text:c="8"/><text:span text:style-name="T18">if</text:span><text:span text:style-name="T17">(</text:span><text:span text:style-name="T16">st</text:span><text:span text:style-name="T17">[</text:span><text:span text:style-name="T16">o</text:span><text:span text:style-name="T17">&lt;&lt;1]==</text:span><text:span text:style-name="T16">st</text:span><text:span text:style-name="T17">[</text:span><text:span text:style-name="T16">o</text:span><text:span text:style-name="T17">&lt;&lt;1|1])</text:span><text:span text:style-name="T16">st</text:span><text:span text:style-name="T17">[</text:span><text:span text:style-name="T16">o</text:span><text:span text:style-name="T17">]=</text:span><text:span text:style-name="T16">st</text:span><text:span text:style-name="T17">[</text:span><text:span text:style-name="T16">o</text:span><text:span text:style-name="T17">&lt;&lt;1];</text:span></text:p>
      <text:p text:style-name="P8"><text:s text:c="8"/><text:span text:style-name="T18">else</text:span><text:span text:style-name="T16"> st</text:span><text:span text:style-name="T17">[</text:span><text:span text:style-name="T16">o</text:span><text:span text:style-name="T17">]=-2;</text:span></text:p>
      <text:p text:style-name="P9"><text:span text:style-name="T7">}</text:span></text:p>
      <text:p text:style-name="P9"><text:span text:style-name="T7"/></text:p>
      <text:p text:style-name="P6"><text:span text:style-name="T1">void</text:span> <text:span text:style-name="T9">update</text:span><text:span text:style-name="T1">(int</text:span> o<text:span text:style-name="T1">,int</text:span> l<text:span text:style-name="T1">,int</text:span> r<text:span text:style-name="T1">,int</text:span> ql<text:span text:style-name="T1">,int</text:span> qr<text:span text:style-name="T1">,int</text:span> c<text:span text:style-name="T1">){</text:span></text:p>
      <text:p text:style-name="P8"><text:s text:c="8"/><text:span text:style-name="T18">if</text:span><text:span text:style-name="T17">(</text:span><text:span text:style-name="T16">ql</text:span><text:span text:style-name="T17">&lt;=</text:span><text:span text:style-name="T16">l</text:span><text:span text:style-name="T17">&amp;&amp;</text:span><text:span text:style-name="T16">qr</text:span><text:span text:style-name="T17">&gt;=</text:span><text:span text:style-name="T16">r</text:span><text:span text:style-name="T17">){</text:span></text:p>
      <text:p text:style-name="P8"><text:s text:c="16"/><text:span text:style-name="T16">ch</text:span><text:span text:style-name="T17">[</text:span><text:span text:style-name="T16">o</text:span><text:span text:style-name="T17">]=</text:span><text:span text:style-name="T16">c</text:span><text:span text:style-name="T17">;</text:span></text:p>
      <text:p text:style-name="P8"><text:s text:c="16"/><text:span text:style-name="T16">st</text:span><text:span text:style-name="T17">[</text:span><text:span text:style-name="T16">o</text:span><text:span text:style-name="T17">]=</text:span><text:span text:style-name="T16">c</text:span><text:span text:style-name="T17">;</text:span></text:p>
      <text:p text:style-name="P8"><text:s text:c="16"/><text:span text:style-name="T18">return</text:span><text:span text:style-name="T17">;</text:span></text:p>
      <text:p text:style-name="P8"><text:s text:c="8"/><text:span text:style-name="T17">}</text:span></text:p>
      <text:p text:style-name="P8"><text:s text:c="8"/><text:span text:style-name="T18">pushdown</text:span><text:span text:style-name="T17">(</text:span><text:span text:style-name="T16">o</text:span><text:span text:style-name="T17">);</text:span></text:p>
      <text:p text:style-name="P8"><text:s text:c="8"/><text:span text:style-name="T17">int</text:span><text:span text:style-name="T16"> m</text:span><text:span text:style-name="T17">=</text:span><text:span text:style-name="T16">l</text:span><text:span text:style-name="T17">+((</text:span><text:span text:style-name="T16">r</text:span><text:span text:style-name="T17">-</text:span><text:span text:style-name="T16">l</text:span><text:span text:style-name="T17">)&gt;&gt;1);</text:span></text:p>
      <text:p text:style-name="P8"><text:s text:c="8"/><text:span text:style-name="T18">if</text:span><text:span text:style-name="T17">(</text:span><text:span text:style-name="T16">ql</text:span><text:span text:style-name="T17">&lt;=</text:span><text:span text:style-name="T16">m</text:span><text:span text:style-name="T17">)</text:span><text:span text:style-name="T18">update</text:span><text:span text:style-name="T17">(</text:span><text:span text:style-name="T16">o</text:span><text:span text:style-name="T17">&lt;&lt;1,</text:span><text:span text:style-name="T16">l</text:span><text:span text:style-name="T17">,</text:span><text:span text:style-name="T16">m</text:span><text:span text:style-name="T17">,</text:span><text:span text:style-name="T16">ql</text:span><text:span text:style-name="T17">,</text:span><text:span text:style-name="T16">qr</text:span><text:span text:style-name="T17">,</text:span><text:span text:style-name="T16">c</text:span><text:span text:style-name="T17">);</text:span></text:p>
      <text:p text:style-name="P8"><text:soft-page-break/><text:s text:c="8"/><text:span text:style-name="T18">if</text:span><text:span text:style-name="T17">(</text:span><text:span text:style-name="T16">qr</text:span><text:span text:style-name="T17">&gt;=</text:span><text:span text:style-name="T16">m</text:span><text:span text:style-name="T17">+1)</text:span><text:span text:style-name="T18">update</text:span><text:span text:style-name="T17">(</text:span><text:span text:style-name="T16">o</text:span><text:span text:style-name="T17">&lt;&lt;1|1,</text:span><text:span text:style-name="T16">m</text:span><text:span text:style-name="T17">+1,</text:span><text:span text:style-name="T16">r</text:span><text:span text:style-name="T17">,</text:span><text:span text:style-name="T16">ql</text:span><text:span text:style-name="T17">,</text:span><text:span text:style-name="T16">qr</text:span><text:span text:style-name="T17">,</text:span><text:span text:style-name="T16">c</text:span><text:span text:style-name="T17">);</text:span></text:p>
      <text:p text:style-name="P8"><text:s text:c="8"/><text:span text:style-name="T18">pushup</text:span><text:span text:style-name="T17">(</text:span><text:span text:style-name="T16">o</text:span><text:span text:style-name="T17">);</text:span></text:p>
      <text:p text:style-name="P7">}</text:p>
      <text:p text:style-name="P10"/>
      <text:p text:style-name="P6"><text:span text:style-name="T1">int</text:span> <text:span text:style-name="T9">query</text:span><text:span text:style-name="T1">(int</text:span> o<text:span text:style-name="T1">,int</text:span> l<text:span text:style-name="T1">,int</text:span> r<text:span text:style-name="T1">,int</text:span> ind<text:span text:style-name="T1">){</text:span></text:p>
      <text:p text:style-name="P8"><text:s text:c="8"/><text:span text:style-name="T18">if</text:span><text:span text:style-name="T17">(</text:span><text:span text:style-name="T16">st</text:span><text:span text:style-name="T17">[</text:span><text:span text:style-name="T16">o</text:span><text:span text:style-name="T17">]!=-2)</text:span><text:span text:style-name="T18">return</text:span><text:span text:style-name="T16"> st</text:span><text:span text:style-name="T17">[</text:span><text:span text:style-name="T16">o</text:span><text:span text:style-name="T17">];</text:span></text:p>
      <text:p text:style-name="P8"><text:s text:c="8"/><text:span text:style-name="T18">if</text:span><text:span text:style-name="T17">(</text:span><text:span text:style-name="T16">l</text:span><text:span text:style-name="T17">==</text:span><text:span text:style-name="T16">r</text:span><text:span text:style-name="T17">)</text:span><text:span text:style-name="T18">return</text:span><text:span text:style-name="T16"> st</text:span><text:span text:style-name="T17">[</text:span><text:span text:style-name="T16">o</text:span><text:span text:style-name="T17">];</text:span></text:p>
      <text:p text:style-name="P8"><text:s text:c="8"/><text:span text:style-name="T18">pushdown</text:span><text:span text:style-name="T17">(</text:span><text:span text:style-name="T16">o</text:span><text:span text:style-name="T17">);</text:span></text:p>
      <text:p text:style-name="P8"><text:s text:c="8"/><text:span text:style-name="T17">int</text:span><text:span text:style-name="T16"> m</text:span><text:span text:style-name="T17">=</text:span><text:span text:style-name="T16">l</text:span><text:span text:style-name="T17">+((</text:span><text:span text:style-name="T16">r</text:span><text:span text:style-name="T17">-</text:span><text:span text:style-name="T16">l</text:span><text:span text:style-name="T17">)&gt;&gt;1);</text:span></text:p>
      <text:p text:style-name="P8"><text:s text:c="8"/><text:span text:style-name="T18">if</text:span><text:span text:style-name="T17">(</text:span><text:span text:style-name="T16">ind</text:span><text:span text:style-name="T17">&lt;=</text:span><text:span text:style-name="T16">m</text:span><text:span text:style-name="T17">)</text:span><text:span text:style-name="T18">return</text:span><text:span text:style-name="T16"> </text:span><text:span text:style-name="T18">query</text:span><text:span text:style-name="T17">(</text:span><text:span text:style-name="T16">o</text:span><text:span text:style-name="T17">&lt;&lt;1,</text:span><text:span text:style-name="T16">l</text:span><text:span text:style-name="T17">,</text:span><text:span text:style-name="T16">m</text:span><text:span text:style-name="T17">,</text:span><text:span text:style-name="T16">ind</text:span><text:span text:style-name="T17">);</text:span></text:p>
      <text:p text:style-name="P8"><text:s text:c="8"/><text:span text:style-name="T18">return</text:span><text:span text:style-name="T16"> </text:span><text:span text:style-name="T18">query</text:span><text:span text:style-name="T17">(</text:span><text:span text:style-name="T16">o</text:span><text:span text:style-name="T17">&lt;&lt;1|1,</text:span><text:span text:style-name="T16">m</text:span><text:span text:style-name="T17">+1,</text:span><text:span text:style-name="T16">r</text:span><text:span text:style-name="T17">,</text:span><text:span text:style-name="T16">ind</text:span><text:span text:style-name="T17">);</text:span></text:p>
      <text:p text:style-name="P9"><text:span text:style-name="T7">}</text:span></text:p>
      <text:p text:style-name="P9"><text:span text:style-name="T7"/></text:p>
      <text:p text:style-name="P9"><text:span text:style-name="T7">char</text:span><text:span text:style-name="T6"> s</text:span><text:span text:style-name="T7">[10];</text:span></text:p>
      <text:p text:style-name="P9"><text:span text:style-name="T7"/></text:p>
      <text:p text:style-name="P6"><text:span text:style-name="T1">int</text:span> <text:span text:style-name="T9">main</text:span><text:span text:style-name="T1">(){</text:span></text:p>
      <text:p text:style-name="P8"><text:s text:c="8"/><text:span text:style-name="T17">int</text:span><text:span text:style-name="T16"> T</text:span><text:span text:style-name="T17">,</text:span><text:span text:style-name="T16">cnt</text:span><text:span text:style-name="T17">=0;</text:span></text:p>
      <text:p text:style-name="P8"><text:s text:c="8"/><text:span text:style-name="T18">scanf</text:span><text:span text:style-name="T17">("%d",&amp;</text:span><text:span text:style-name="T16">T</text:span><text:span text:style-name="T17">);</text:span></text:p>
      <text:p text:style-name="P8"><text:s text:c="8"/><text:span text:style-name="T18">while</text:span><text:span text:style-name="T17">(</text:span><text:span text:style-name="T16">T</text:span><text:span text:style-name="T17">--){</text:span></text:p>
      <text:p text:style-name="P8"><text:s text:c="16"/><text:span text:style-name="T18">memset</text:span><text:span text:style-name="T17">(</text:span><text:span text:style-name="T16">head</text:span><text:span text:style-name="T17">,-1,</text:span><text:span text:style-name="T18">sizeof</text:span><text:span text:style-name="T17">(</text:span><text:span text:style-name="T16">head</text:span><text:span text:style-name="T17">));</text:span></text:p>
      <text:p text:style-name="P8"><text:s text:c="16"/><text:span text:style-name="T16">size</text:span><text:span text:style-name="T17">=0;</text:span></text:p>
      <text:p text:style-name="P8"><text:s text:c="16"/><text:span text:style-name="T18">memset</text:span><text:span text:style-name="T17">(</text:span><text:span text:style-name="T16">f</text:span><text:span text:style-name="T17">,0,</text:span><text:span text:style-name="T18">sizeof</text:span><text:span text:style-name="T17">(</text:span><text:span text:style-name="T16">f</text:span><text:span text:style-name="T17">));</text:span></text:p>
      <text:p text:style-name="P8"><text:s text:c="16"/><text:span text:style-name="T16">t</text:span><text:span text:style-name="T17">=0;</text:span></text:p>
      <text:p text:style-name="P8"><text:s text:c="16"/><text:span text:style-name="T17">int</text:span><text:span text:style-name="T16"> n</text:span><text:span text:style-name="T17">;</text:span></text:p>
      <text:p text:style-name="P8"><text:s text:c="16"/><text:span text:style-name="T18">scanf</text:span><text:span text:style-name="T17">("%d",&amp;</text:span><text:span text:style-name="T16">n</text:span><text:span text:style-name="T17">);</text:span></text:p>
      <text:p text:style-name="P8"><text:s text:c="16"/><text:span text:style-name="T18">for</text:span><text:span text:style-name="T17">(int</text:span><text:span text:style-name="T16"> i</text:span><text:span text:style-name="T17">=1;</text:span><text:span text:style-name="T16">i</text:span><text:span text:style-name="T17">&lt;</text:span><text:span text:style-name="T16">n</text:span><text:span text:style-name="T17">;++</text:span><text:span text:style-name="T16">i</text:span><text:span text:style-name="T17">){</text:span></text:p>
      <text:p text:style-name="P8"><text:s text:c="24"/><text:span text:style-name="T17">int</text:span><text:span text:style-name="T16"> a</text:span><text:span text:style-name="T17">,</text:span><text:span text:style-name="T16">b</text:span><text:span text:style-name="T17">;</text:span></text:p>
      <text:p text:style-name="P8"><text:s text:c="24"/><text:span text:style-name="T18">scanf</text:span><text:span text:style-name="T17">("%d%d",&amp;</text:span><text:span text:style-name="T16">a</text:span><text:span text:style-name="T17">,&amp;</text:span><text:span text:style-name="T16">b</text:span><text:span text:style-name="T17">);</text:span></text:p>
      <text:p text:style-name="P8"><text:s text:c="24"/><text:span text:style-name="T16">f</text:span><text:span text:style-name="T17">[</text:span><text:span text:style-name="T16">a</text:span><text:span text:style-name="T17">]=1;</text:span></text:p>
      <text:p text:style-name="P8"><text:s text:c="24"/><text:span text:style-name="T18">add</text:span><text:span text:style-name="T17">(</text:span><text:span text:style-name="T16">a</text:span><text:span text:style-name="T17">,</text:span><text:span text:style-name="T16">b</text:span><text:span text:style-name="T17">);</text:span></text:p>
      <text:p text:style-name="P8"><text:s text:c="16"/><text:span text:style-name="T17">}</text:span></text:p>
      <text:p text:style-name="P8"><text:s text:c="16"/><text:span text:style-name="T18">for</text:span><text:span text:style-name="T17">(int</text:span><text:span text:style-name="T16"> i</text:span><text:span text:style-name="T17">=1;</text:span><text:span text:style-name="T16">i</text:span><text:span text:style-name="T17">&lt;=</text:span><text:span text:style-name="T16">n</text:span><text:span text:style-name="T17">;++</text:span><text:span text:style-name="T16">i</text:span><text:span text:style-name="T17">){</text:span></text:p>
      <text:p text:style-name="P8"><text:s text:c="24"/><text:span text:style-name="T18">if</text:span><text:span text:style-name="T17">(!</text:span><text:span text:style-name="T16">f</text:span><text:span text:style-name="T17">[</text:span><text:span text:style-name="T16">i</text:span><text:span text:style-name="T17">]){</text:span></text:p>
      <text:p text:style-name="P8"><text:s text:c="32"/><text:span text:style-name="T18">dfs</text:span><text:span text:style-name="T17">(</text:span><text:span text:style-name="T16">i</text:span><text:span text:style-name="T17">);</text:span><text:span text:style-name="T18">break</text:span><text:span text:style-name="T17">;</text:span></text:p>
      <text:p text:style-name="P8"><text:s text:c="24"/><text:span text:style-name="T17">}</text:span></text:p>
      <text:p text:style-name="P8"><text:s text:c="16"/><text:span text:style-name="T17">}</text:span></text:p>
      <text:p text:style-name="P8"><text:s text:c="16"/><text:span text:style-name="T18">memset</text:span><text:span text:style-name="T17">(</text:span><text:span text:style-name="T16">st</text:span><text:span text:style-name="T17">,-1,</text:span><text:span text:style-name="T18">sizeof</text:span><text:span text:style-name="T17">(</text:span><text:span text:style-name="T16">st</text:span><text:span text:style-name="T17">));</text:span></text:p>
      <text:p text:style-name="P8"><text:s text:c="16"/><text:span text:style-name="T18">memset</text:span><text:span text:style-name="T17">(</text:span><text:span text:style-name="T16">ch</text:span><text:span text:style-name="T17">,-1,</text:span><text:span text:style-name="T18">sizeof</text:span><text:span text:style-name="T17">(</text:span><text:span text:style-name="T16">ch</text:span><text:span text:style-name="T17">));</text:span></text:p>
      <text:p text:style-name="P8"><text:s text:c="16"/><text:span text:style-name="T18">printf</text:span><text:span text:style-name="T17">("Case #%d:\n",++</text:span><text:span text:style-name="T16">cnt</text:span><text:span text:style-name="T17">);</text:span></text:p>
      <text:p text:style-name="P8"><text:s text:c="16"/><text:span text:style-name="T17">int</text:span><text:span text:style-name="T16"> m</text:span><text:span text:style-name="T17">;</text:span></text:p>
      <text:p text:style-name="P8"><text:s text:c="16"/><text:span text:style-name="T18">scanf</text:span><text:span text:style-name="T17">("%d",&amp;</text:span><text:span text:style-name="T16">m</text:span><text:span text:style-name="T17">);</text:span></text:p>
      <text:p text:style-name="P8"><text:s text:c="16"/><text:span text:style-name="T18">for</text:span><text:span text:style-name="T17">(int</text:span><text:span text:style-name="T16"> i</text:span><text:span text:style-name="T17">=1;</text:span><text:span text:style-name="T16">i</text:span><text:span text:style-name="T17">&lt;=</text:span><text:span text:style-name="T16">m</text:span><text:span text:style-name="T17">;++</text:span><text:span text:style-name="T16">i</text:span><text:span text:style-name="T17">){</text:span></text:p>
      <text:p text:style-name="P8"><text:s text:c="24"/><text:span text:style-name="T18">scanf</text:span><text:span text:style-name="T17">("%s",</text:span><text:span text:style-name="T16">s</text:span><text:span text:style-name="T17">);</text:span></text:p>
      <text:p text:style-name="P8"><text:s text:c="24"/><text:span text:style-name="T18">if</text:span><text:span text:style-name="T17">(</text:span><text:span text:style-name="T16">s</text:span><text:span text:style-name="T17">[0]=='C'){</text:span></text:p>
      <text:p text:style-name="P8"><text:s text:c="32"/><text:span text:style-name="T17">int</text:span><text:span text:style-name="T16"> a</text:span><text:span text:style-name="T17">;</text:span></text:p>
      <text:p text:style-name="P8"><text:s text:c="32"/><text:span text:style-name="T18">scanf</text:span><text:span text:style-name="T17">("%d",&amp;</text:span><text:span text:style-name="T16">a</text:span><text:span text:style-name="T17">);</text:span></text:p>
      <text:p text:style-name="P8"><text:s text:c="32"/><text:span text:style-name="T18">printf</text:span><text:span text:style-name="T17">("%d\n",</text:span><text:span text:style-name="T18">query</text:span><text:span text:style-name="T17">(1,1,</text:span><text:span text:style-name="T16">t</text:span><text:span text:style-name="T17">,</text:span><text:span text:style-name="T16">stx</text:span><text:span text:style-name="T17">[</text:span><text:span text:style-name="T16">a</text:span><text:span text:style-name="T17">]));</text:span></text:p>
      <text:p text:style-name="P8"><text:s text:c="24"/><text:span text:style-name="T17">}</text:span></text:p>
      <text:p text:style-name="P8"><text:s text:c="24"/><text:span text:style-name="T18">else</text:span><text:span text:style-name="T16"> </text:span><text:span text:style-name="T18">if</text:span><text:span text:style-name="T17">(</text:span><text:span text:style-name="T16">s</text:span><text:span text:style-name="T17">[0]=='T'){</text:span></text:p>
      <text:p text:style-name="P8"><text:s text:c="32"/><text:span text:style-name="T17">int</text:span><text:span text:style-name="T16"> a</text:span><text:span text:style-name="T17">,</text:span><text:span text:style-name="T16">b</text:span><text:span text:style-name="T17">;</text:span></text:p>
      <text:p text:style-name="P8"><text:soft-page-break/><text:s text:c="32"/><text:span text:style-name="T18">scanf</text:span><text:span text:style-name="T17">("%d%d",&amp;</text:span><text:span text:style-name="T16">a</text:span><text:span text:style-name="T17">,&amp;</text:span><text:span text:style-name="T16">b</text:span><text:span text:style-name="T17">);</text:span></text:p>
      <text:p text:style-name="P8"><text:s text:c="32"/><text:span text:style-name="T18">update</text:span><text:span text:style-name="T17">(1,1,</text:span><text:span text:style-name="T16">t</text:span><text:span text:style-name="T17">,</text:span><text:span text:style-name="T16">stx</text:span><text:span text:style-name="T17">[</text:span><text:span text:style-name="T16">a</text:span><text:span text:style-name="T17">],</text:span><text:span text:style-name="T16">edx</text:span><text:span text:style-name="T17">[</text:span><text:span text:style-name="T16">a</text:span><text:span text:style-name="T17">],</text:span><text:span text:style-name="T16">b</text:span><text:span text:style-name="T17">);</text:span></text:p>
      <text:p text:style-name="P8"><text:s text:c="24"/><text:span text:style-name="T17">}</text:span></text:p>
      <text:p text:style-name="P8"><text:s text:c="16"/><text:span text:style-name="T17">}</text:span></text:p>
      <text:p text:style-name="P8"><text:s text:c="8"/><text:span text:style-name="T17">}</text:span></text:p>
      <text:p text:style-name="P8"><text:s text:c="8"/><text:span text:style-name="T18">return</text:span><text:span text:style-name="T16"> </text:span><text:span text:style-name="T17">0;</text:span></text:p>
      <text:p text:style-name="P7">}</text:p>
      <text:p text:style-name="P7"/>
      <text:p text:style-name="P7"/>
      <text:p text:style-name="P4">同时具有区间乘积、区间加值和区间改值操作，并且需要求区间的和、平方和、立方和</text:p>
      <text:p text:style-name="P5"><text:span text:style-name="T1">#include&lt;stdio.h&gt;</text:span></text:p>
      <text:p text:style-name="P6"><text:span text:style-name="T1">#include&lt;string.h&gt;</text:span></text:p>
      <text:p text:style-name="P6"><text:span text:style-name="T9">const</text:span> <text:span text:style-name="T1">int</text:span> mod<text:span text:style-name="T1">=10007;</text:span></text:p>
      <text:p text:style-name="P9"><text:span text:style-name="T8">const</text:span><text:span text:style-name="T6"> </text:span><text:span text:style-name="T7">int</text:span><text:span text:style-name="T6"> maxm</text:span><text:span text:style-name="T7">=100005;</text:span></text:p>
      <text:p text:style-name="P9"><text:span text:style-name="T7"/></text:p>
      <text:p text:style-name="P9"><text:span text:style-name="T7">int</text:span><text:span text:style-name="T6"> st</text:span><text:span text:style-name="T7">[4][</text:span><text:span text:style-name="T6">maxm</text:span><text:span text:style-name="T7">&lt;&lt;2],</text:span><text:span text:style-name="T6">add</text:span><text:span text:style-name="T7">[</text:span><text:span text:style-name="T6">maxm</text:span><text:span text:style-name="T7">&lt;&lt;2],</text:span><text:span text:style-name="T6">mul</text:span><text:span text:style-name="T7">[</text:span><text:span text:style-name="T6">maxm</text:span><text:span text:style-name="T7">&lt;&lt;2],</text:span><text:span text:style-name="T6">cha</text:span><text:span text:style-name="T7">[</text:span><text:span text:style-name="T6">maxm</text:span><text:span text:style-name="T7">&lt;&lt;2];</text:span></text:p>
      <text:p text:style-name="P9"><text:span text:style-name="T7"/></text:p>
      <text:p text:style-name="P6"><text:span text:style-name="T1">void</text:span> <text:span text:style-name="T9">build</text:span><text:span text:style-name="T1">(int</text:span> o<text:span text:style-name="T1">,int</text:span> l<text:span text:style-name="T1">,int</text:span> r<text:span text:style-name="T1">){</text:span></text:p>
      <text:p text:style-name="P8"><text:s text:c="8"/><text:span text:style-name="T16">st</text:span><text:span text:style-name="T17">[1][</text:span><text:span text:style-name="T16">o</text:span><text:span text:style-name="T17">]=</text:span><text:span text:style-name="T16">st</text:span><text:span text:style-name="T17">[2][</text:span><text:span text:style-name="T16">o</text:span><text:span text:style-name="T17">]=</text:span><text:span text:style-name="T16">st</text:span><text:span text:style-name="T17">[3][</text:span><text:span text:style-name="T16">o</text:span><text:span text:style-name="T17">]=0;</text:span></text:p>
      <text:p text:style-name="P8"><text:s text:c="8"/><text:span text:style-name="T16">add</text:span><text:span text:style-name="T17">[</text:span><text:span text:style-name="T16">o</text:span><text:span text:style-name="T17">]=</text:span><text:span text:style-name="T16">cha</text:span><text:span text:style-name="T17">[</text:span><text:span text:style-name="T16">o</text:span><text:span text:style-name="T17">]=0;</text:span></text:p>
      <text:p text:style-name="P8"><text:s text:c="8"/><text:span text:style-name="T16">mul</text:span><text:span text:style-name="T17">[</text:span><text:span text:style-name="T16">o</text:span><text:span text:style-name="T17">]=1;</text:span></text:p>
      <text:p text:style-name="P8"><text:s text:c="8"/><text:span text:style-name="T18">if</text:span><text:span text:style-name="T17">(</text:span><text:span text:style-name="T16">l</text:span><text:span text:style-name="T17">==</text:span><text:span text:style-name="T16">r</text:span><text:span text:style-name="T17">)</text:span><text:span text:style-name="T18">return</text:span><text:span text:style-name="T17">;</text:span></text:p>
      <text:p text:style-name="P8"><text:s text:c="8"/><text:span text:style-name="T17">int</text:span><text:span text:style-name="T16"> m</text:span><text:span text:style-name="T17">=</text:span><text:span text:style-name="T16">l</text:span><text:span text:style-name="T17">+((</text:span><text:span text:style-name="T16">r</text:span><text:span text:style-name="T17">-</text:span><text:span text:style-name="T16">l</text:span><text:span text:style-name="T17">)&gt;&gt;1);</text:span></text:p>
      <text:p text:style-name="P8"><text:s text:c="8"/><text:span text:style-name="T18">build</text:span><text:span text:style-name="T17">(</text:span><text:span text:style-name="T16">o</text:span><text:span text:style-name="T17">&lt;&lt;1,</text:span><text:span text:style-name="T16">l</text:span><text:span text:style-name="T17">,</text:span><text:span text:style-name="T16">m</text:span><text:span text:style-name="T17">);</text:span></text:p>
      <text:p text:style-name="P8"><text:s text:c="8"/><text:span text:style-name="T18">build</text:span><text:span text:style-name="T17">(</text:span><text:span text:style-name="T16">o</text:span><text:span text:style-name="T17">&lt;&lt;1|1,</text:span><text:span text:style-name="T16">m</text:span><text:span text:style-name="T17">+1,</text:span><text:span text:style-name="T16">r</text:span><text:span text:style-name="T17">);</text:span></text:p>
      <text:p text:style-name="P9"><text:span text:style-name="T7">}</text:span></text:p>
      <text:p text:style-name="P9"><text:span text:style-name="T7"/></text:p>
      <text:p text:style-name="P6"><text:span text:style-name="T1">void</text:span> <text:span text:style-name="T9">pushdown</text:span><text:span text:style-name="T1">(int</text:span> o<text:span text:style-name="T1">,int</text:span> l<text:span text:style-name="T1">,int</text:span> r<text:span text:style-name="T1">){</text:span></text:p>
      <text:p text:style-name="P8"><text:s text:c="8"/><text:span text:style-name="T18">if</text:span><text:span text:style-name="T17">(</text:span><text:span text:style-name="T16">cha</text:span><text:span text:style-name="T17">[</text:span><text:span text:style-name="T16">o</text:span><text:span text:style-name="T17">]){</text:span></text:p>
      <text:p text:style-name="P8"><text:s text:c="16"/><text:span text:style-name="T16">cha</text:span><text:span text:style-name="T17">[</text:span><text:span text:style-name="T16">o</text:span><text:span text:style-name="T17">&lt;&lt;1]=</text:span><text:span text:style-name="T16">cha</text:span><text:span text:style-name="T17">[</text:span><text:span text:style-name="T16">o</text:span><text:span text:style-name="T17">&lt;&lt;1|1]=</text:span><text:span text:style-name="T16">cha</text:span><text:span text:style-name="T17">[</text:span><text:span text:style-name="T16">o</text:span><text:span text:style-name="T17">];</text:span></text:p>
      <text:p text:style-name="P8"><text:s text:c="16"/><text:span text:style-name="T16">add</text:span><text:span text:style-name="T17">[</text:span><text:span text:style-name="T16">o</text:span><text:span text:style-name="T17">&lt;&lt;1]=</text:span><text:span text:style-name="T16">add</text:span><text:span text:style-name="T17">[</text:span><text:span text:style-name="T16">o</text:span><text:span text:style-name="T17">&lt;&lt;1|1]=0;</text:span></text:p>
      <text:p text:style-name="P8"><text:s text:c="16"/><text:span text:style-name="T16">mul</text:span><text:span text:style-name="T17">[</text:span><text:span text:style-name="T16">o</text:span><text:span text:style-name="T17">&lt;&lt;1]=</text:span><text:span text:style-name="T16">mul</text:span><text:span text:style-name="T17">[</text:span><text:span text:style-name="T16">o</text:span><text:span text:style-name="T17">&lt;&lt;1|1]=1;</text:span></text:p>
      <text:p text:style-name="P8"><text:s text:c="16"/><text:span text:style-name="T17">int</text:span><text:span text:style-name="T16"> m</text:span><text:span text:style-name="T17">=</text:span><text:span text:style-name="T16">l</text:span><text:span text:style-name="T17">+((</text:span><text:span text:style-name="T16">r</text:span><text:span text:style-name="T17">-</text:span><text:span text:style-name="T16">l</text:span><text:span text:style-name="T17">)&gt;&gt;1);</text:span></text:p>
      <text:p text:style-name="P8"><text:s text:c="16"/><text:span text:style-name="T16">st</text:span><text:span text:style-name="T17">[1][</text:span><text:span text:style-name="T16">o</text:span><text:span text:style-name="T17">&lt;&lt;1]=</text:span><text:span text:style-name="T16">cha</text:span><text:span text:style-name="T17">[</text:span><text:span text:style-name="T16">o</text:span><text:span text:style-name="T17">]*(</text:span><text:span text:style-name="T16">m</text:span><text:span text:style-name="T17">-</text:span><text:span text:style-name="T16">l</text:span><text:span text:style-name="T17">+1)%</text:span><text:span text:style-name="T16">mod</text:span><text:span text:style-name="T17">;</text:span></text:p>
      <text:p text:style-name="P8"><text:s text:c="16"/><text:span text:style-name="T16">st</text:span><text:span text:style-name="T17">[1][</text:span><text:span text:style-name="T16">o</text:span><text:span text:style-name="T17">&lt;&lt;1|1]=</text:span><text:span text:style-name="T16">cha</text:span><text:span text:style-name="T17">[</text:span><text:span text:style-name="T16">o</text:span><text:span text:style-name="T17">]*(</text:span><text:span text:style-name="T16">r</text:span><text:span text:style-name="T17">-</text:span><text:span text:style-name="T16">m</text:span><text:span text:style-name="T17">)%</text:span><text:span text:style-name="T16">mod</text:span><text:span text:style-name="T17">;</text:span></text:p>
      <text:p text:style-name="P8"><text:s text:c="16"/><text:span text:style-name="T16">st</text:span><text:span text:style-name="T17">[2][</text:span><text:span text:style-name="T16">o</text:span><text:span text:style-name="T17">&lt;&lt;1]=(</text:span><text:span text:style-name="T16">cha</text:span><text:span text:style-name="T17">[</text:span><text:span text:style-name="T16">o</text:span><text:span text:style-name="T17">]*</text:span><text:span text:style-name="T16">cha</text:span><text:span text:style-name="T17">[</text:span><text:span text:style-name="T16">o</text:span><text:span text:style-name="T17">]%</text:span><text:span text:style-name="T16">mod</text:span><text:span text:style-name="T17">)*(</text:span><text:span text:style-name="T16">m</text:span><text:span text:style-name="T17">-</text:span><text:span text:style-name="T16">l</text:span><text:span text:style-name="T17">+1)%</text:span><text:span text:style-name="T16">mod</text:span><text:span text:style-name="T17">;</text:span></text:p>
      <text:p text:style-name="P8"><text:s text:c="16"/><text:span text:style-name="T16">st</text:span><text:span text:style-name="T17">[2][</text:span><text:span text:style-name="T16">o</text:span><text:span text:style-name="T17">&lt;&lt;1|1]=(</text:span><text:span text:style-name="T16">cha</text:span><text:span text:style-name="T17">[</text:span><text:span text:style-name="T16">o</text:span><text:span text:style-name="T17">]*</text:span><text:span text:style-name="T16">cha</text:span><text:span text:style-name="T17">[</text:span><text:span text:style-name="T16">o</text:span><text:span text:style-name="T17">]%</text:span><text:span text:style-name="T16">mod</text:span><text:span text:style-name="T17">)*(</text:span><text:span text:style-name="T16">r</text:span><text:span text:style-name="T17">-</text:span><text:span text:style-name="T16">m</text:span><text:span text:style-name="T17">)%</text:span><text:span text:style-name="T16">mod</text:span><text:span text:style-name="T17">;</text:span></text:p>
      <text:p text:style-name="P8"><text:s text:c="16"/><text:span text:style-name="T16">st</text:span><text:span text:style-name="T17">[3][</text:span><text:span text:style-name="T16">o</text:span><text:span text:style-name="T17">&lt;&lt;1]=((</text:span><text:span text:style-name="T16">cha</text:span><text:span text:style-name="T17">[</text:span><text:span text:style-name="T16">o</text:span><text:span text:style-name="T17">]*</text:span><text:span text:style-name="T16">cha</text:span><text:span text:style-name="T17">[</text:span><text:span text:style-name="T16">o</text:span><text:span text:style-name="T17">]%</text:span><text:span text:style-name="T16">mod</text:span><text:span text:style-name="T17">)*</text:span><text:span text:style-name="T16">cha</text:span><text:span text:style-name="T17">[</text:span><text:span text:style-name="T16">o</text:span><text:span text:style-name="T17">]%</text:span><text:span text:style-name="T16">mod</text:span><text:span text:style-name="T17">)*(</text:span><text:span text:style-name="T16">m</text:span><text:span text:style-name="T17">-</text:span><text:span text:style-name="T16">l</text:span><text:span text:style-name="T17">+1)%</text:span><text:span text:style-name="T16">mod</text:span><text:span text:style-name="T17">;</text:span></text:p>
      <text:p text:style-name="P8"><text:s text:c="16"/><text:span text:style-name="T16">st</text:span><text:span text:style-name="T17">[3][</text:span><text:span text:style-name="T16">o</text:span><text:span text:style-name="T17">&lt;&lt;1|1]=((</text:span><text:span text:style-name="T16">cha</text:span><text:span text:style-name="T17">[</text:span><text:span text:style-name="T16">o</text:span><text:span text:style-name="T17">]*</text:span><text:span text:style-name="T16">cha</text:span><text:span text:style-name="T17">[</text:span><text:span text:style-name="T16">o</text:span><text:span text:style-name="T17">]%</text:span><text:span text:style-name="T16">mod</text:span><text:span text:style-name="T17">)*</text:span><text:span text:style-name="T16">cha</text:span><text:span text:style-name="T17">[</text:span><text:span text:style-name="T16">o</text:span><text:span text:style-name="T17">]%</text:span><text:span text:style-name="T16">mod</text:span><text:span text:style-name="T17">)*(</text:span><text:span text:style-name="T16">r</text:span><text:span text:style-name="T17">-</text:span><text:span text:style-name="T16">m</text:span><text:span text:style-name="T17">)%</text:span><text:span text:style-name="T16">mod</text:span><text:span text:style-name="T17">;</text:span></text:p>
      <text:p text:style-name="P8"><text:s text:c="16"/><text:span text:style-name="T16">cha</text:span><text:span text:style-name="T17">[</text:span><text:span text:style-name="T16">o</text:span><text:span text:style-name="T17">]=0;</text:span></text:p>
      <text:p text:style-name="P8"><text:s text:c="8"/><text:span text:style-name="T17">}</text:span></text:p>
      <text:p text:style-name="P8"><text:s text:c="8"/><text:span text:style-name="T18">if</text:span><text:span text:style-name="T17">(</text:span><text:span text:style-name="T16">add</text:span><text:span text:style-name="T17">[</text:span><text:span text:style-name="T16">o</text:span><text:span text:style-name="T17">]||(</text:span><text:span text:style-name="T16">mul</text:span><text:span text:style-name="T17">[</text:span><text:span text:style-name="T16">o</text:span><text:span text:style-name="T17">]!=1)){</text:span></text:p>
      <text:p text:style-name="P8"><text:s text:c="16"/><text:span text:style-name="T17">int</text:span><text:span text:style-name="T16"> m</text:span><text:span text:style-name="T17">=</text:span><text:span text:style-name="T16">l</text:span><text:span text:style-name="T17">+((</text:span><text:span text:style-name="T16">r</text:span><text:span text:style-name="T17">-</text:span><text:span text:style-name="T16">l</text:span><text:span text:style-name="T17">)&gt;&gt;1);</text:span></text:p>
      <text:p text:style-name="P8"><text:s text:c="16"/><text:span text:style-name="T16">add</text:span><text:span text:style-name="T17">[</text:span><text:span text:style-name="T16">o</text:span><text:span text:style-name="T17">&lt;&lt;1]=(</text:span><text:span text:style-name="T16">add</text:span><text:span text:style-name="T17">[</text:span><text:span text:style-name="T16">o</text:span><text:span text:style-name="T17">&lt;&lt;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+</text:span><text:span text:style-name="T16">add</text:span><text:span text:style-name="T17">[</text:span><text:span text:style-name="T16">o</text:span><text:span text:style-name="T17">])%</text:span><text:span text:style-name="T16">mod</text:span><text:span text:style-name="T17">;</text:span></text:p>
      <text:p text:style-name="P8"><text:s text:c="16"/><text:span text:style-name="T16">mul</text:span><text:span text:style-name="T17">[</text:span><text:span text:style-name="T16">o</text:span><text:span text:style-name="T17">&lt;&lt;1]=</text:span><text:span text:style-name="T16">mul</text:span><text:span text:style-name="T17">[</text:span><text:span text:style-name="T16">o</text:span><text:span text:style-name="T17">&lt;&lt;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;</text:span></text:p>
      <text:p text:style-name="P8"><text:s text:c="16"/><text:span text:style-name="T16">st</text:span><text:span text:style-name="T17">[3][</text:span><text:span text:style-name="T16">o</text:span><text:span text:style-name="T17">&lt;&lt;1]=(</text:span></text:p>
      <text:p text:style-name="P8"><text:s text:c="32"/><text:span text:style-name="T17">((</text:span><text:span text:style-name="T16">st</text:span><text:span text:style-name="T17">[3][</text:span><text:span text:style-name="T16">o</text:span><text:span text:style-name="T17">&lt;&lt;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)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)*</text:span><text:span text:style-name="T16">mul</text:span><text:span text:style-name="T17">[</text:span><text:span text:style-name="T16">o</text:span><text:span text:style-name="T17">]%</text:span><text:span text:style-name="T16">mod </text:span></text:p>
      <text:p text:style-name="P8"><text:s text:c="32"/><text:span text:style-name="T17">+(((</text:span><text:span text:style-name="T16">st</text:span><text:span text:style-name="T17">[2][</text:span><text:span text:style-name="T16">o</text:span><text:span text:style-name="T17">&lt;&lt;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)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)*</text:span><text:span text:style-name="T16">add</text:span><text:span text:style-name="T17">[</text:span><text:span text:style-name="T16">o</text:span><text:span text:style-name="T17">]</text:span><text:soft-page-break/><text:span text:style-name="T17">%</text:span><text:span text:style-name="T16">mod</text:span><text:span text:style-name="T17">)*3%</text:span><text:span text:style-name="T16">mod</text:span></text:p>
      <text:p text:style-name="P8"><text:s text:c="32"/><text:span text:style-name="T17">+(((</text:span><text:span text:style-name="T16">st</text:span><text:span text:style-name="T17">[1][</text:span><text:span text:style-name="T16">o</text:span><text:span text:style-name="T17">&lt;&lt;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)*</text:span><text:span text:style-name="T16">add</text:span><text:span text:style-name="T17">[</text:span><text:span text:style-name="T16">o</text:span><text:span text:style-name="T17">]%</text:span><text:span text:style-name="T16">mod</text:span><text:span text:style-name="T17">)*</text:span><text:span text:style-name="T16">add</text:span><text:span text:style-name="T17">[</text:span><text:span text:style-name="T16">o</text:span><text:span text:style-name="T17">]%</text:span><text:span text:style-name="T16">mod</text:span><text:span text:style-name="T17">)*3%</text:span><text:span text:style-name="T16">mod</text:span></text:p>
      <text:p text:style-name="P8"><text:s text:c="32"/><text:span text:style-name="T17">+((</text:span><text:span text:style-name="T16">add</text:span><text:span text:style-name="T17">[</text:span><text:span text:style-name="T16">o</text:span><text:span text:style-name="T17">]*</text:span><text:span text:style-name="T16">add</text:span><text:span text:style-name="T17">[</text:span><text:span text:style-name="T16">o</text:span><text:span text:style-name="T17">]%</text:span><text:span text:style-name="T16">mod</text:span><text:span text:style-name="T17">)*</text:span><text:span text:style-name="T16">add</text:span><text:span text:style-name="T17">[</text:span><text:span text:style-name="T16">o</text:span><text:span text:style-name="T17">]%</text:span><text:span text:style-name="T16">mod</text:span><text:span text:style-name="T17">)*(</text:span><text:span text:style-name="T16">m</text:span><text:span text:style-name="T17">-</text:span><text:span text:style-name="T16">l</text:span><text:span text:style-name="T17">+1)%</text:span><text:span text:style-name="T16">mod</text:span></text:p>
      <text:p text:style-name="P8"><text:s text:c="32"/><text:span text:style-name="T17">)%</text:span><text:span text:style-name="T16">mod</text:span><text:span text:style-name="T17">;</text:span></text:p>
      <text:p text:style-name="P8"><text:s text:c="16"/><text:span text:style-name="T16">st</text:span><text:span text:style-name="T17">[2][</text:span><text:span text:style-name="T16">o</text:span><text:span text:style-name="T17">&lt;&lt;1]=(</text:span></text:p>
      <text:p text:style-name="P8"><text:s text:c="32"/><text:span text:style-name="T17">(</text:span><text:span text:style-name="T16">st</text:span><text:span text:style-name="T17">[2][</text:span><text:span text:style-name="T16">o</text:span><text:span text:style-name="T17">&lt;&lt;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)*</text:span><text:span text:style-name="T16">mul</text:span><text:span text:style-name="T17">[</text:span><text:span text:style-name="T16">o</text:span><text:span text:style-name="T17">]%</text:span><text:span text:style-name="T16">mod</text:span></text:p>
      <text:p text:style-name="P8"><text:s text:c="32"/><text:span text:style-name="T17">+((</text:span><text:span text:style-name="T16">st</text:span><text:span text:style-name="T17">[1][</text:span><text:span text:style-name="T16">o</text:span><text:span text:style-name="T17">&lt;&lt;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)*</text:span><text:span text:style-name="T16">add</text:span><text:span text:style-name="T17">[</text:span><text:span text:style-name="T16">o</text:span><text:span text:style-name="T17">]%</text:span><text:span text:style-name="T16">mod</text:span><text:span text:style-name="T17">)*2%</text:span><text:span text:style-name="T16">mod</text:span></text:p>
      <text:p text:style-name="P8"><text:s text:c="32"/><text:span text:style-name="T17">+(</text:span><text:span text:style-name="T16">add</text:span><text:span text:style-name="T17">[</text:span><text:span text:style-name="T16">o</text:span><text:span text:style-name="T17">]*</text:span><text:span text:style-name="T16">add</text:span><text:span text:style-name="T17">[</text:span><text:span text:style-name="T16">o</text:span><text:span text:style-name="T17">]%</text:span><text:span text:style-name="T16">mod</text:span><text:span text:style-name="T17">)*(</text:span><text:span text:style-name="T16">m</text:span><text:span text:style-name="T17">-</text:span><text:span text:style-name="T16">l</text:span><text:span text:style-name="T17">+1)%</text:span><text:span text:style-name="T16">mod</text:span></text:p>
      <text:p text:style-name="P8"><text:s text:c="32"/><text:span text:style-name="T17">)%</text:span><text:span text:style-name="T16">mod</text:span><text:span text:style-name="T17">;</text:span></text:p>
      <text:p text:style-name="P8"><text:s text:c="16"/><text:span text:style-name="T16">st</text:span><text:span text:style-name="T17">[1][</text:span><text:span text:style-name="T16">o</text:span><text:span text:style-name="T17">&lt;&lt;1]=(</text:span></text:p>
      <text:p text:style-name="P8"><text:s text:c="32"/><text:span text:style-name="T16">st</text:span><text:span text:style-name="T17">[1][</text:span><text:span text:style-name="T16">o</text:span><text:span text:style-name="T17">&lt;&lt;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+</text:span><text:span text:style-name="T16">add</text:span><text:span text:style-name="T17">[</text:span><text:span text:style-name="T16">o</text:span><text:span text:style-name="T17">]*(</text:span><text:span text:style-name="T16">m</text:span><text:span text:style-name="T17">-</text:span><text:span text:style-name="T16">l</text:span><text:span text:style-name="T17">+1)%</text:span><text:span text:style-name="T16">mod</text:span></text:p>
      <text:p text:style-name="P8"><text:s text:c="32"/><text:span text:style-name="T17">)%</text:span><text:span text:style-name="T16">mod</text:span><text:span text:style-name="T17">;</text:span></text:p>
      <text:p text:style-name="P8"><text:s text:c="16"/><text:span text:style-name="T16">add</text:span><text:span text:style-name="T17">[</text:span><text:span text:style-name="T16">o</text:span><text:span text:style-name="T17">&lt;&lt;1|1]=(</text:span><text:span text:style-name="T16">add</text:span><text:span text:style-name="T17">[</text:span><text:span text:style-name="T16">o</text:span><text:span text:style-name="T17">&lt;&lt;1|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+</text:span><text:span text:style-name="T16">add</text:span><text:span text:style-name="T17">[</text:span><text:span text:style-name="T16">o</text:span><text:span text:style-name="T17">])%</text:span><text:span text:style-name="T16">mod</text:span><text:span text:style-name="T17">;</text:span></text:p>
      <text:p text:style-name="P8"><text:s text:c="16"/><text:span text:style-name="T16">mul</text:span><text:span text:style-name="T17">[</text:span><text:span text:style-name="T16">o</text:span><text:span text:style-name="T17">&lt;&lt;1|1]=</text:span><text:span text:style-name="T16">mul</text:span><text:span text:style-name="T17">[</text:span><text:span text:style-name="T16">o</text:span><text:span text:style-name="T17">&lt;&lt;1|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;</text:span></text:p>
      <text:p text:style-name="P8"><text:s text:c="16"/><text:span text:style-name="T16">st</text:span><text:span text:style-name="T17">[3][</text:span><text:span text:style-name="T16">o</text:span><text:span text:style-name="T17">&lt;&lt;1|1]=(</text:span></text:p>
      <text:p text:style-name="P8"><text:s text:c="32"/><text:span text:style-name="T17">((</text:span><text:span text:style-name="T16">st</text:span><text:span text:style-name="T17">[3][</text:span><text:span text:style-name="T16">o</text:span><text:span text:style-name="T17">&lt;&lt;1|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)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)*</text:span><text:span text:style-name="T16">mul</text:span><text:span text:style-name="T17">[</text:span><text:span text:style-name="T16">o</text:span><text:span text:style-name="T17">]%</text:span><text:span text:style-name="T16">mod </text:span></text:p>
      <text:p text:style-name="P8"><text:s text:c="32"/><text:span text:style-name="T17">+(((</text:span><text:span text:style-name="T16">st</text:span><text:span text:style-name="T17">[2][</text:span><text:span text:style-name="T16">o</text:span><text:span text:style-name="T17">&lt;&lt;1|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)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)*</text:span><text:span text:style-name="T16">add</text:span><text:span text:style-name="T17">[</text:span><text:span text:style-name="T16">o</text:span><text:span text:style-name="T17">]%</text:span><text:span text:style-name="T16">mod</text:span><text:span text:style-name="T17">)*3%</text:span><text:span text:style-name="T16">mod</text:span></text:p>
      <text:p text:style-name="P8"><text:s text:c="32"/><text:span text:style-name="T17">+(((</text:span><text:span text:style-name="T16">st</text:span><text:span text:style-name="T17">[1][</text:span><text:span text:style-name="T16">o</text:span><text:span text:style-name="T17">&lt;&lt;1|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)*</text:span><text:span text:style-name="T16">add</text:span><text:span text:style-name="T17">[</text:span><text:span text:style-name="T16">o</text:span><text:span text:style-name="T17">]%</text:span><text:span text:style-name="T16">mod</text:span><text:span text:style-name="T17">)*</text:span><text:span text:style-name="T16">add</text:span><text:span text:style-name="T17">[</text:span><text:span text:style-name="T16">o</text:span><text:span text:style-name="T17">]%</text:span><text:span text:style-name="T16">mod</text:span><text:span text:style-name="T17">)*3%</text:span><text:span text:style-name="T16">mod</text:span></text:p>
      <text:p text:style-name="P8"><text:s text:c="32"/><text:span text:style-name="T17">+((</text:span><text:span text:style-name="T16">add</text:span><text:span text:style-name="T17">[</text:span><text:span text:style-name="T16">o</text:span><text:span text:style-name="T17">]*</text:span><text:span text:style-name="T16">add</text:span><text:span text:style-name="T17">[</text:span><text:span text:style-name="T16">o</text:span><text:span text:style-name="T17">]%</text:span><text:span text:style-name="T16">mod</text:span><text:span text:style-name="T17">)*</text:span><text:span text:style-name="T16">add</text:span><text:span text:style-name="T17">[</text:span><text:span text:style-name="T16">o</text:span><text:span text:style-name="T17">]%</text:span><text:span text:style-name="T16">mod</text:span><text:span text:style-name="T17">)*(</text:span><text:span text:style-name="T16">r</text:span><text:span text:style-name="T17">-</text:span><text:span text:style-name="T16">m</text:span><text:span text:style-name="T17">)%</text:span><text:span text:style-name="T16">mod</text:span></text:p>
      <text:p text:style-name="P8"><text:s text:c="32"/><text:span text:style-name="T17">)%</text:span><text:span text:style-name="T16">mod</text:span><text:span text:style-name="T17">;</text:span></text:p>
      <text:p text:style-name="P8"><text:s text:c="16"/><text:span text:style-name="T16">st</text:span><text:span text:style-name="T17">[2][</text:span><text:span text:style-name="T16">o</text:span><text:span text:style-name="T17">&lt;&lt;1|1]=(</text:span></text:p>
      <text:p text:style-name="P8"><text:s text:c="32"/><text:span text:style-name="T17">(</text:span><text:span text:style-name="T16">st</text:span><text:span text:style-name="T17">[2][</text:span><text:span text:style-name="T16">o</text:span><text:span text:style-name="T17">&lt;&lt;1|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)*</text:span><text:span text:style-name="T16">mul</text:span><text:span text:style-name="T17">[</text:span><text:span text:style-name="T16">o</text:span><text:span text:style-name="T17">]%</text:span><text:span text:style-name="T16">mod</text:span></text:p>
      <text:p text:style-name="P8"><text:s text:c="32"/><text:span text:style-name="T17">+((</text:span><text:span text:style-name="T16">st</text:span><text:span text:style-name="T17">[1][</text:span><text:span text:style-name="T16">o</text:span><text:span text:style-name="T17">&lt;&lt;1|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)*</text:span><text:span text:style-name="T16">add</text:span><text:span text:style-name="T17">[</text:span><text:span text:style-name="T16">o</text:span><text:span text:style-name="T17">]%</text:span><text:span text:style-name="T16">mod</text:span><text:span text:style-name="T17">)*2%</text:span><text:span text:style-name="T16">mod</text:span></text:p>
      <text:p text:style-name="P8"><text:s text:c="32"/><text:span text:style-name="T17">+(</text:span><text:span text:style-name="T16">add</text:span><text:span text:style-name="T17">[</text:span><text:span text:style-name="T16">o</text:span><text:span text:style-name="T17">]*</text:span><text:span text:style-name="T16">add</text:span><text:span text:style-name="T17">[</text:span><text:span text:style-name="T16">o</text:span><text:span text:style-name="T17">]%</text:span><text:span text:style-name="T16">mod</text:span><text:span text:style-name="T17">)*(</text:span><text:span text:style-name="T16">r</text:span><text:span text:style-name="T17">-</text:span><text:span text:style-name="T16">m</text:span><text:span text:style-name="T17">)%</text:span><text:span text:style-name="T16">mod</text:span></text:p>
      <text:p text:style-name="P8"><text:s text:c="32"/><text:span text:style-name="T17">)%</text:span><text:span text:style-name="T16">mod</text:span><text:span text:style-name="T17">;</text:span></text:p>
      <text:p text:style-name="P8"><text:s text:c="16"/><text:span text:style-name="T16">st</text:span><text:span text:style-name="T17">[1][</text:span><text:span text:style-name="T16">o</text:span><text:span text:style-name="T17">&lt;&lt;1|1]=(</text:span></text:p>
      <text:p text:style-name="P8"><text:s text:c="32"/><text:span text:style-name="T16">st</text:span><text:span text:style-name="T17">[1][</text:span><text:span text:style-name="T16">o</text:span><text:span text:style-name="T17">&lt;&lt;1|1]*</text:span><text:span text:style-name="T16">mul</text:span><text:span text:style-name="T17">[</text:span><text:span text:style-name="T16">o</text:span><text:span text:style-name="T17">]%</text:span><text:span text:style-name="T16">mod</text:span><text:span text:style-name="T17">+</text:span><text:span text:style-name="T16">add</text:span><text:span text:style-name="T17">[</text:span><text:span text:style-name="T16">o</text:span><text:span text:style-name="T17">]*(</text:span><text:span text:style-name="T16">r</text:span><text:span text:style-name="T17">-</text:span><text:span text:style-name="T16">m</text:span><text:span text:style-name="T17">)%</text:span><text:span text:style-name="T16">mod</text:span></text:p>
      <text:p text:style-name="P8"><text:s text:c="32"/><text:span text:style-name="T17">)%</text:span><text:span text:style-name="T16">mod</text:span><text:span text:style-name="T17">;</text:span></text:p>
      <text:p text:style-name="P8"><text:s text:c="16"/><text:span text:style-name="T16">add</text:span><text:span text:style-name="T17">[</text:span><text:span text:style-name="T16">o</text:span><text:span text:style-name="T17">]=0;</text:span></text:p>
      <text:p text:style-name="P8"><text:s text:c="16"/><text:span text:style-name="T16">mul</text:span><text:span text:style-name="T17">[</text:span><text:span text:style-name="T16">o</text:span><text:span text:style-name="T17">]=1;</text:span></text:p>
      <text:p text:style-name="P8"><text:s text:c="8"/><text:span text:style-name="T17">}</text:span></text:p>
      <text:p text:style-name="P9"><text:span text:style-name="T7">}</text:span></text:p>
      <text:p text:style-name="P9"><text:span text:style-name="T7"/></text:p>
      <text:p text:style-name="P6"><text:span text:style-name="T1">void</text:span> <text:span text:style-name="T9">update3</text:span><text:span text:style-name="T1">(int</text:span> o<text:span text:style-name="T1">,int</text:span> l<text:span text:style-name="T1">,int</text:span> r<text:span text:style-name="T1">,int</text:span> ql<text:span text:style-name="T1">,int</text:span> qr<text:span text:style-name="T1">,int</text:span> c<text:span text:style-name="T1">){</text:span></text:p>
      <text:p text:style-name="P8"><text:s text:c="8"/><text:span text:style-name="T18">if</text:span><text:span text:style-name="T17">(</text:span><text:span text:style-name="T16">ql</text:span><text:span text:style-name="T17">&lt;=</text:span><text:span text:style-name="T16">l</text:span><text:span text:style-name="T17">&amp;&amp;</text:span><text:span text:style-name="T16">qr</text:span><text:span text:style-name="T17">&gt;=</text:span><text:span text:style-name="T16">r</text:span><text:span text:style-name="T17">){</text:span></text:p>
      <text:p text:style-name="P8"><text:s text:c="16"/><text:span text:style-name="T16">st</text:span><text:span text:style-name="T17">[1][</text:span><text:span text:style-name="T16">o</text:span><text:span text:style-name="T17">]=</text:span><text:span text:style-name="T16">c</text:span><text:span text:style-name="T17">*(</text:span><text:span text:style-name="T16">r</text:span><text:span text:style-name="T17">-</text:span><text:span text:style-name="T16">l</text:span><text:span text:style-name="T17">+1)%</text:span><text:span text:style-name="T16">mod</text:span><text:span text:style-name="T17">;</text:span></text:p>
      <text:p text:style-name="P8"><text:s text:c="16"/><text:span text:style-name="T16">st</text:span><text:span text:style-name="T17">[2][</text:span><text:span text:style-name="T16">o</text:span><text:span text:style-name="T17">]=(</text:span><text:span text:style-name="T16">c</text:span><text:span text:style-name="T17">*</text:span><text:span text:style-name="T16">c</text:span><text:span text:style-name="T17">%</text:span><text:span text:style-name="T16">mod</text:span><text:span text:style-name="T17">)*(</text:span><text:span text:style-name="T16">r</text:span><text:span text:style-name="T17">-</text:span><text:span text:style-name="T16">l</text:span><text:span text:style-name="T17">+1)%</text:span><text:span text:style-name="T16">mod</text:span><text:span text:style-name="T17">;</text:span></text:p>
      <text:p text:style-name="P8"><text:s text:c="16"/><text:span text:style-name="T16">st</text:span><text:span text:style-name="T17">[3][</text:span><text:span text:style-name="T16">o</text:span><text:span text:style-name="T17">]=((</text:span><text:span text:style-name="T16">c</text:span><text:span text:style-name="T17">*</text:span><text:span text:style-name="T16">c</text:span><text:span text:style-name="T17">%</text:span><text:span text:style-name="T16">mod</text:span><text:span text:style-name="T17">)*</text:span><text:span text:style-name="T16">c</text:span><text:span text:style-name="T17">%</text:span><text:span text:style-name="T16">mod</text:span><text:span text:style-name="T17">)*(</text:span><text:span text:style-name="T16">r</text:span><text:span text:style-name="T17">-</text:span><text:span text:style-name="T16">l</text:span><text:span text:style-name="T17">+1)%</text:span><text:span text:style-name="T16">mod</text:span><text:span text:style-name="T17">;</text:span></text:p>
      <text:p text:style-name="P8"><text:s text:c="16"/><text:span text:style-name="T16">cha</text:span><text:span text:style-name="T17">[</text:span><text:span text:style-name="T16">o</text:span><text:span text:style-name="T17">]=</text:span><text:span text:style-name="T16">c</text:span><text:span text:style-name="T17">;</text:span></text:p>
      <text:p text:style-name="P8"><text:s text:c="16"/><text:span text:style-name="T16">add</text:span><text:span text:style-name="T17">[</text:span><text:span text:style-name="T16">o</text:span><text:span text:style-name="T17">]=0;</text:span></text:p>
      <text:p text:style-name="P8"><text:s text:c="16"/><text:span text:style-name="T16">mul</text:span><text:span text:style-name="T17">[</text:span><text:span text:style-name="T16">o</text:span><text:span text:style-name="T17">]=1;</text:span></text:p>
      <text:p text:style-name="P8"><text:s text:c="16"/><text:span text:style-name="T18">return</text:span><text:span text:style-name="T17">;</text:span></text:p>
      <text:p text:style-name="P8"><text:s text:c="8"/><text:span text:style-name="T17">}</text:span></text:p>
      <text:p text:style-name="P8"><text:s text:c="8"/><text:span text:style-name="T18">pushdown</text:span><text:span text:style-name="T17">(</text:span><text:span text:style-name="T16">o</text:span><text:span text:style-name="T17">,</text:span><text:span text:style-name="T16">l</text:span><text:span text:style-name="T17">,</text:span><text:span text:style-name="T16">r</text:span><text:span text:style-name="T17">);</text:span></text:p>
      <text:p text:style-name="P8"><text:s text:c="8"/><text:span text:style-name="T17">int</text:span><text:span text:style-name="T16"> m</text:span><text:span text:style-name="T17">=</text:span><text:span text:style-name="T16">l</text:span><text:span text:style-name="T17">+((</text:span><text:span text:style-name="T16">r</text:span><text:span text:style-name="T17">-</text:span><text:span text:style-name="T16">l</text:span><text:span text:style-name="T17">)&gt;&gt;1);</text:span></text:p>
      <text:p text:style-name="P8"><text:s text:c="8"/><text:span text:style-name="T18">if</text:span><text:span text:style-name="T17">(</text:span><text:span text:style-name="T16">ql</text:span><text:span text:style-name="T17">&lt;=</text:span><text:span text:style-name="T16">m</text:span><text:span text:style-name="T17">)</text:span><text:span text:style-name="T18">update3</text:span><text:span text:style-name="T17">(</text:span><text:span text:style-name="T16">o</text:span><text:span text:style-name="T17">&lt;&lt;1,</text:span><text:span text:style-name="T16">l</text:span><text:span text:style-name="T17">,</text:span><text:span text:style-name="T16">m</text:span><text:span text:style-name="T17">,</text:span><text:span text:style-name="T16">ql</text:span><text:span text:style-name="T17">,</text:span><text:span text:style-name="T16">qr</text:span><text:span text:style-name="T17">,</text:span><text:span text:style-name="T16">c</text:span><text:span text:style-name="T17">);</text:span></text:p>
      <text:p text:style-name="P8"><text:soft-page-break/><text:s text:c="8"/><text:span text:style-name="T18">if</text:span><text:span text:style-name="T17">(</text:span><text:span text:style-name="T16">qr</text:span><text:span text:style-name="T17">&gt;=</text:span><text:span text:style-name="T16">m</text:span><text:span text:style-name="T17">+1)</text:span><text:span text:style-name="T18">update3</text:span><text:span text:style-name="T17">(</text:span><text:span text:style-name="T16">o</text:span><text:span text:style-name="T17">&lt;&lt;1|1,</text:span><text:span text:style-name="T16">m</text:span><text:span text:style-name="T17">+1,</text:span><text:span text:style-name="T16">r</text:span><text:span text:style-name="T17">,</text:span><text:span text:style-name="T16">ql</text:span><text:span text:style-name="T17">,</text:span><text:span text:style-name="T16">qr</text:span><text:span text:style-name="T17">,</text:span><text:span text:style-name="T16">c</text:span><text:span text:style-name="T17">);</text:span></text:p>
      <text:p text:style-name="P8"><text:s text:c="8"/><text:span text:style-name="T16">st</text:span><text:span text:style-name="T17">[1][</text:span><text:span text:style-name="T16">o</text:span><text:span text:style-name="T17">]=(</text:span><text:span text:style-name="T16">st</text:span><text:span text:style-name="T17">[1][</text:span><text:span text:style-name="T16">o</text:span><text:span text:style-name="T17">&lt;&lt;1]+</text:span><text:span text:style-name="T16">st</text:span><text:span text:style-name="T17">[1][</text:span><text:span text:style-name="T16">o</text:span><text:span text:style-name="T17">&lt;&lt;1|1])%</text:span><text:span text:style-name="T16">mod</text:span><text:span text:style-name="T17">;</text:span></text:p>
      <text:p text:style-name="P8"><text:s text:c="8"/><text:span text:style-name="T16">st</text:span><text:span text:style-name="T17">[2][</text:span><text:span text:style-name="T16">o</text:span><text:span text:style-name="T17">]=(</text:span><text:span text:style-name="T16">st</text:span><text:span text:style-name="T17">[2][</text:span><text:span text:style-name="T16">o</text:span><text:span text:style-name="T17">&lt;&lt;1]+</text:span><text:span text:style-name="T16">st</text:span><text:span text:style-name="T17">[2][</text:span><text:span text:style-name="T16">o</text:span><text:span text:style-name="T17">&lt;&lt;1|1])%</text:span><text:span text:style-name="T16">mod</text:span><text:span text:style-name="T17">;</text:span></text:p>
      <text:p text:style-name="P8"><text:s text:c="8"/><text:span text:style-name="T16">st</text:span><text:span text:style-name="T17">[3][</text:span><text:span text:style-name="T16">o</text:span><text:span text:style-name="T17">]=(</text:span><text:span text:style-name="T16">st</text:span><text:span text:style-name="T17">[3][</text:span><text:span text:style-name="T16">o</text:span><text:span text:style-name="T17">&lt;&lt;1]+</text:span><text:span text:style-name="T16">st</text:span><text:span text:style-name="T17">[3][</text:span><text:span text:style-name="T16">o</text:span><text:span text:style-name="T17">&lt;&lt;1|1])%</text:span><text:span text:style-name="T16">mod</text:span><text:span text:style-name="T17">;</text:span></text:p>
      <text:p text:style-name="P9"><text:span text:style-name="T7">}</text:span></text:p>
      <text:p text:style-name="P9"><text:span text:style-name="T7"/></text:p>
      <text:p text:style-name="P6"><text:span text:style-name="T1">void</text:span> <text:span text:style-name="T9">update1</text:span><text:span text:style-name="T1">(int</text:span> o<text:span text:style-name="T1">,int</text:span> l<text:span text:style-name="T1">,int</text:span> r<text:span text:style-name="T1">,int</text:span> ql<text:span text:style-name="T1">,int</text:span> qr<text:span text:style-name="T1">,int</text:span> c<text:span text:style-name="T1">){</text:span></text:p>
      <text:p text:style-name="P8"><text:s text:c="8"/><text:span text:style-name="T18">if</text:span><text:span text:style-name="T17">(</text:span><text:span text:style-name="T16">ql</text:span><text:span text:style-name="T17">&lt;=</text:span><text:span text:style-name="T16">l</text:span><text:span text:style-name="T17">&amp;&amp;</text:span><text:span text:style-name="T16">qr</text:span><text:span text:style-name="T17">&gt;=</text:span><text:span text:style-name="T16">r</text:span><text:span text:style-name="T17">){</text:span></text:p>
      <text:p text:style-name="P8"><text:s text:c="16"/><text:span text:style-name="T16">add</text:span><text:span text:style-name="T17">[</text:span><text:span text:style-name="T16">o</text:span><text:span text:style-name="T17">]=(</text:span><text:span text:style-name="T16">add</text:span><text:span text:style-name="T17">[</text:span><text:span text:style-name="T16">o</text:span><text:span text:style-name="T17">]+</text:span><text:span text:style-name="T16">c</text:span><text:span text:style-name="T17">)%</text:span><text:span text:style-name="T16">mod</text:span><text:span text:style-name="T17">;</text:span></text:p>
      <text:p text:style-name="P8"><text:s text:c="16"/><text:span text:style-name="T16">st</text:span><text:span text:style-name="T17">[3][</text:span><text:span text:style-name="T16">o</text:span><text:span text:style-name="T17">]=(</text:span><text:span text:style-name="T16">st</text:span><text:span text:style-name="T17">[3][</text:span><text:span text:style-name="T16">o</text:span><text:span text:style-name="T17">]+(</text:span><text:span text:style-name="T16">c</text:span><text:span text:style-name="T17">*</text:span><text:span text:style-name="T16">st</text:span><text:span text:style-name="T17">[2][</text:span><text:span text:style-name="T16">o</text:span><text:span text:style-name="T17">]%</text:span><text:span text:style-name="T16">mod</text:span><text:span text:style-name="T17">)*3%</text:span><text:span text:style-name="T16">mod</text:span><text:span text:style-name="T17">+((</text:span><text:span text:style-name="T16">st</text:span><text:span text:style-name="T17">[1][</text:span><text:span text:style-name="T16">o</text:span><text:span text:style-name="T17">]*</text:span><text:span text:style-name="T16">c</text:span><text:span text:style-name="T17">%</text:span><text:span text:style-name="T16">mod</text:span><text:span text:style-name="T17">)*</text:span><text:span text:style-name="T16">c</text:span><text:span text:style-name="T17">%</text:span><text:span text:style-name="T16">mod</text:span><text:span text:style-name="T17">)*3%</text:span><text:span text:style-name="T16">mod</text:span><text:span text:style-name="T17">+((</text:span><text:span text:style-name="T16">c</text:span><text:span text:style-name="T17">*</text:span><text:span text:style-name="T16">c</text:span><text:span text:style-name="T17">%</text:span><text:span text:style-name="T16">mod</text:span><text:span text:style-name="T17">)*</text:span><text:span text:style-name="T16">c</text:span><text:span text:style-name="T17">%</text:span><text:span text:style-name="T16">mod</text:span><text:span text:style-name="T17">)*(</text:span><text:span text:style-name="T16">r</text:span><text:span text:style-name="T17">-</text:span><text:span text:style-name="T16">l</text:span><text:span text:style-name="T17">+1)%</text:span><text:span text:style-name="T16">mod</text:span><text:span text:style-name="T17">)%</text:span><text:span text:style-name="T16">mod</text:span><text:span text:style-name="T17">;</text:span></text:p>
      <text:p text:style-name="P8"><text:s text:c="16"/><text:span text:style-name="T16">st</text:span><text:span text:style-name="T17">[2][</text:span><text:span text:style-name="T16">o</text:span><text:span text:style-name="T17">]=(</text:span><text:span text:style-name="T16">st</text:span><text:span text:style-name="T17">[2][</text:span><text:span text:style-name="T16">o</text:span><text:span text:style-name="T17">]+(</text:span><text:span text:style-name="T16">c</text:span><text:span text:style-name="T17">*</text:span><text:span text:style-name="T16">st</text:span><text:span text:style-name="T17">[1][</text:span><text:span text:style-name="T16">o</text:span><text:span text:style-name="T17">]%</text:span><text:span text:style-name="T16">mod</text:span><text:span text:style-name="T17">)*2%</text:span><text:span text:style-name="T16">mod</text:span><text:span text:style-name="T17">+(</text:span><text:span text:style-name="T16">c</text:span><text:span text:style-name="T17">*</text:span><text:span text:style-name="T16">c</text:span><text:span text:style-name="T17">%</text:span><text:span text:style-name="T16">mod</text:span><text:span text:style-name="T17">)*(</text:span><text:span text:style-name="T16">r</text:span><text:span text:style-name="T17">-</text:span><text:span text:style-name="T16">l</text:span><text:span text:style-name="T17">+1)%</text:span><text:span text:style-name="T16">mod</text:span><text:span text:style-name="T17">)%</text:span><text:span text:style-name="T16">mod</text:span><text:span text:style-name="T17">;</text:span></text:p>
      <text:p text:style-name="P8"><text:s text:c="16"/><text:span text:style-name="T16">st</text:span><text:span text:style-name="T17">[1][</text:span><text:span text:style-name="T16">o</text:span><text:span text:style-name="T17">]=(</text:span><text:span text:style-name="T16">st</text:span><text:span text:style-name="T17">[1][</text:span><text:span text:style-name="T16">o</text:span><text:span text:style-name="T17">]+</text:span><text:span text:style-name="T16">c</text:span><text:span text:style-name="T17">*(</text:span><text:span text:style-name="T16">r</text:span><text:span text:style-name="T17">-</text:span><text:span text:style-name="T16">l</text:span><text:span text:style-name="T17">+1)%</text:span><text:span text:style-name="T16">mod</text:span><text:span text:style-name="T17">)%</text:span><text:span text:style-name="T16">mod</text:span><text:span text:style-name="T17">;</text:span></text:p>
      <text:p text:style-name="P8"><text:s text:c="16"/><text:span text:style-name="T18">return</text:span><text:span text:style-name="T17">;</text:span></text:p>
      <text:p text:style-name="P8"><text:s text:c="8"/><text:span text:style-name="T17">}</text:span></text:p>
      <text:p text:style-name="P8"><text:s text:c="8"/><text:span text:style-name="T18">pushdown</text:span><text:span text:style-name="T17">(</text:span><text:span text:style-name="T16">o</text:span><text:span text:style-name="T17">,</text:span><text:span text:style-name="T16">l</text:span><text:span text:style-name="T17">,</text:span><text:span text:style-name="T16">r</text:span><text:span text:style-name="T17">);</text:span></text:p>
      <text:p text:style-name="P8"><text:s text:c="8"/><text:span text:style-name="T17">int</text:span><text:span text:style-name="T16"> m</text:span><text:span text:style-name="T17">=</text:span><text:span text:style-name="T16">l</text:span><text:span text:style-name="T17">+((</text:span><text:span text:style-name="T16">r</text:span><text:span text:style-name="T17">-</text:span><text:span text:style-name="T16">l</text:span><text:span text:style-name="T17">)&gt;&gt;1);</text:span></text:p>
      <text:p text:style-name="P8"><text:s text:c="8"/><text:span text:style-name="T18">if</text:span><text:span text:style-name="T17">(</text:span><text:span text:style-name="T16">ql</text:span><text:span text:style-name="T17">&lt;=</text:span><text:span text:style-name="T16">m</text:span><text:span text:style-name="T17">)</text:span><text:span text:style-name="T18">update1</text:span><text:span text:style-name="T17">(</text:span><text:span text:style-name="T16">o</text:span><text:span text:style-name="T17">&lt;&lt;1,</text:span><text:span text:style-name="T16">l</text:span><text:span text:style-name="T17">,</text:span><text:span text:style-name="T16">m</text:span><text:span text:style-name="T17">,</text:span><text:span text:style-name="T16">ql</text:span><text:span text:style-name="T17">,</text:span><text:span text:style-name="T16">qr</text:span><text:span text:style-name="T17">,</text:span><text:span text:style-name="T16">c</text:span><text:span text:style-name="T17">);</text:span></text:p>
      <text:p text:style-name="P8"><text:s text:c="8"/><text:span text:style-name="T18">if</text:span><text:span text:style-name="T17">(</text:span><text:span text:style-name="T16">qr</text:span><text:span text:style-name="T17">&gt;=</text:span><text:span text:style-name="T16">m</text:span><text:span text:style-name="T17">+1)</text:span><text:span text:style-name="T18">update1</text:span><text:span text:style-name="T17">(</text:span><text:span text:style-name="T16">o</text:span><text:span text:style-name="T17">&lt;&lt;1|1,</text:span><text:span text:style-name="T16">m</text:span><text:span text:style-name="T17">+1,</text:span><text:span text:style-name="T16">r</text:span><text:span text:style-name="T17">,</text:span><text:span text:style-name="T16">ql</text:span><text:span text:style-name="T17">,</text:span><text:span text:style-name="T16">qr</text:span><text:span text:style-name="T17">,</text:span><text:span text:style-name="T16">c</text:span><text:span text:style-name="T17">);</text:span></text:p>
      <text:p text:style-name="P8"><text:s text:c="8"/><text:span text:style-name="T16">st</text:span><text:span text:style-name="T17">[1][</text:span><text:span text:style-name="T16">o</text:span><text:span text:style-name="T17">]=(</text:span><text:span text:style-name="T16">st</text:span><text:span text:style-name="T17">[1][</text:span><text:span text:style-name="T16">o</text:span><text:span text:style-name="T17">&lt;&lt;1]+</text:span><text:span text:style-name="T16">st</text:span><text:span text:style-name="T17">[1][</text:span><text:span text:style-name="T16">o</text:span><text:span text:style-name="T17">&lt;&lt;1|1])%</text:span><text:span text:style-name="T16">mod</text:span><text:span text:style-name="T17">;</text:span></text:p>
      <text:p text:style-name="P8"><text:s text:c="8"/><text:span text:style-name="T16">st</text:span><text:span text:style-name="T17">[2][</text:span><text:span text:style-name="T16">o</text:span><text:span text:style-name="T17">]=(</text:span><text:span text:style-name="T16">st</text:span><text:span text:style-name="T17">[2][</text:span><text:span text:style-name="T16">o</text:span><text:span text:style-name="T17">&lt;&lt;1]+</text:span><text:span text:style-name="T16">st</text:span><text:span text:style-name="T17">[2][</text:span><text:span text:style-name="T16">o</text:span><text:span text:style-name="T17">&lt;&lt;1|1])%</text:span><text:span text:style-name="T16">mod</text:span><text:span text:style-name="T17">;</text:span></text:p>
      <text:p text:style-name="P8"><text:s text:c="8"/><text:span text:style-name="T16">st</text:span><text:span text:style-name="T17">[3][</text:span><text:span text:style-name="T16">o</text:span><text:span text:style-name="T17">]=(</text:span><text:span text:style-name="T16">st</text:span><text:span text:style-name="T17">[3][</text:span><text:span text:style-name="T16">o</text:span><text:span text:style-name="T17">&lt;&lt;1]+</text:span><text:span text:style-name="T16">st</text:span><text:span text:style-name="T17">[3][</text:span><text:span text:style-name="T16">o</text:span><text:span text:style-name="T17">&lt;&lt;1|1])%</text:span><text:span text:style-name="T16">mod</text:span><text:span text:style-name="T17">;</text:span></text:p>
      <text:p text:style-name="P9"><text:span text:style-name="T7">}</text:span></text:p>
      <text:p text:style-name="P9"><text:span text:style-name="T7"/></text:p>
      <text:p text:style-name="P6"><text:span text:style-name="T1">void</text:span> <text:span text:style-name="T9">update2</text:span><text:span text:style-name="T1">(int</text:span> o<text:span text:style-name="T1">,int</text:span> l<text:span text:style-name="T1">,int</text:span> r<text:span text:style-name="T1">,int</text:span> ql<text:span text:style-name="T1">,int</text:span> qr<text:span text:style-name="T1">,int</text:span> c<text:span text:style-name="T1">){</text:span></text:p>
      <text:p text:style-name="P8"><text:s text:c="8"/><text:span text:style-name="T18">if</text:span><text:span text:style-name="T17">(</text:span><text:span text:style-name="T16">ql</text:span><text:span text:style-name="T17">&lt;=</text:span><text:span text:style-name="T16">l</text:span><text:span text:style-name="T17">&amp;&amp;</text:span><text:span text:style-name="T16">qr</text:span><text:span text:style-name="T17">&gt;=</text:span><text:span text:style-name="T16">r</text:span><text:span text:style-name="T17">){</text:span></text:p>
      <text:p text:style-name="P8"><text:s text:c="16"/><text:span text:style-name="T16">add</text:span><text:span text:style-name="T17">[</text:span><text:span text:style-name="T16">o</text:span><text:span text:style-name="T17">]=</text:span><text:span text:style-name="T16">add</text:span><text:span text:style-name="T17">[</text:span><text:span text:style-name="T16">o</text:span><text:span text:style-name="T17">]*</text:span><text:span text:style-name="T16">c</text:span><text:span text:style-name="T17">%</text:span><text:span text:style-name="T16">mod</text:span><text:span text:style-name="T17">;</text:span></text:p>
      <text:p text:style-name="P8"><text:s text:c="16"/><text:span text:style-name="T16">mul</text:span><text:span text:style-name="T17">[</text:span><text:span text:style-name="T16">o</text:span><text:span text:style-name="T17">]=</text:span><text:span text:style-name="T16">mul</text:span><text:span text:style-name="T17">[</text:span><text:span text:style-name="T16">o</text:span><text:span text:style-name="T17">]*</text:span><text:span text:style-name="T16">c</text:span><text:span text:style-name="T17">%</text:span><text:span text:style-name="T16">mod</text:span><text:span text:style-name="T17">;</text:span></text:p>
      <text:p text:style-name="P8"><text:s text:c="16"/><text:span text:style-name="T16">st</text:span><text:span text:style-name="T17">[3][</text:span><text:span text:style-name="T16">o</text:span><text:span text:style-name="T17">]=((</text:span><text:span text:style-name="T16">st</text:span><text:span text:style-name="T17">[3][</text:span><text:span text:style-name="T16">o</text:span><text:span text:style-name="T17">]*</text:span><text:span text:style-name="T16">c</text:span><text:span text:style-name="T17">%</text:span><text:span text:style-name="T16">mod</text:span><text:span text:style-name="T17">)*</text:span><text:span text:style-name="T16">c</text:span><text:span text:style-name="T17">%</text:span><text:span text:style-name="T16">mod</text:span><text:span text:style-name="T17">)*</text:span><text:span text:style-name="T16">c</text:span><text:span text:style-name="T17">%</text:span><text:span text:style-name="T16">mod</text:span><text:span text:style-name="T17">;</text:span></text:p>
      <text:p text:style-name="P8"><text:s text:c="16"/><text:span text:style-name="T16">st</text:span><text:span text:style-name="T17">[2][</text:span><text:span text:style-name="T16">o</text:span><text:span text:style-name="T17">]=(</text:span><text:span text:style-name="T16">st</text:span><text:span text:style-name="T17">[2][</text:span><text:span text:style-name="T16">o</text:span><text:span text:style-name="T17">]*</text:span><text:span text:style-name="T16">c</text:span><text:span text:style-name="T17">%</text:span><text:span text:style-name="T16">mod</text:span><text:span text:style-name="T17">)*</text:span><text:span text:style-name="T16">c</text:span><text:span text:style-name="T17">%</text:span><text:span text:style-name="T16">mod</text:span><text:span text:style-name="T17">;</text:span></text:p>
      <text:p text:style-name="P8"><text:s text:c="16"/><text:span text:style-name="T16">st</text:span><text:span text:style-name="T17">[1][</text:span><text:span text:style-name="T16">o</text:span><text:span text:style-name="T17">]=</text:span><text:span text:style-name="T16">st</text:span><text:span text:style-name="T17">[1][</text:span><text:span text:style-name="T16">o</text:span><text:span text:style-name="T17">]*</text:span><text:span text:style-name="T16">c</text:span><text:span text:style-name="T17">%</text:span><text:span text:style-name="T16">mod</text:span><text:span text:style-name="T17">;</text:span></text:p>
      <text:p text:style-name="P8"><text:s text:c="16"/><text:span text:style-name="T18">return</text:span><text:span text:style-name="T17">;</text:span></text:p>
      <text:p text:style-name="P8"><text:s text:c="8"/><text:span text:style-name="T17">}</text:span></text:p>
      <text:p text:style-name="P8"><text:s text:c="8"/><text:span text:style-name="T18">pushdown</text:span><text:span text:style-name="T17">(</text:span><text:span text:style-name="T16">o</text:span><text:span text:style-name="T17">,</text:span><text:span text:style-name="T16">l</text:span><text:span text:style-name="T17">,</text:span><text:span text:style-name="T16">r</text:span><text:span text:style-name="T17">);</text:span></text:p>
      <text:p text:style-name="P8"><text:s text:c="8"/><text:span text:style-name="T17">int</text:span><text:span text:style-name="T16"> m</text:span><text:span text:style-name="T17">=</text:span><text:span text:style-name="T16">l</text:span><text:span text:style-name="T17">+((</text:span><text:span text:style-name="T16">r</text:span><text:span text:style-name="T17">-</text:span><text:span text:style-name="T16">l</text:span><text:span text:style-name="T17">)&gt;&gt;1);</text:span></text:p>
      <text:p text:style-name="P8"><text:s text:c="8"/><text:span text:style-name="T18">if</text:span><text:span text:style-name="T17">(</text:span><text:span text:style-name="T16">ql</text:span><text:span text:style-name="T17">&lt;=</text:span><text:span text:style-name="T16">m</text:span><text:span text:style-name="T17">)</text:span><text:span text:style-name="T18">update2</text:span><text:span text:style-name="T17">(</text:span><text:span text:style-name="T16">o</text:span><text:span text:style-name="T17">&lt;&lt;1,</text:span><text:span text:style-name="T16">l</text:span><text:span text:style-name="T17">,</text:span><text:span text:style-name="T16">m</text:span><text:span text:style-name="T17">,</text:span><text:span text:style-name="T16">ql</text:span><text:span text:style-name="T17">,</text:span><text:span text:style-name="T16">qr</text:span><text:span text:style-name="T17">,</text:span><text:span text:style-name="T16">c</text:span><text:span text:style-name="T17">);</text:span></text:p>
      <text:p text:style-name="P8"><text:s text:c="8"/><text:span text:style-name="T18">if</text:span><text:span text:style-name="T17">(</text:span><text:span text:style-name="T16">qr</text:span><text:span text:style-name="T17">&gt;=</text:span><text:span text:style-name="T16">m</text:span><text:span text:style-name="T17">+1)</text:span><text:span text:style-name="T18">update2</text:span><text:span text:style-name="T17">(</text:span><text:span text:style-name="T16">o</text:span><text:span text:style-name="T17">&lt;&lt;1|1,</text:span><text:span text:style-name="T16">m</text:span><text:span text:style-name="T17">+1,</text:span><text:span text:style-name="T16">r</text:span><text:span text:style-name="T17">,</text:span><text:span text:style-name="T16">ql</text:span><text:span text:style-name="T17">,</text:span><text:span text:style-name="T16">qr</text:span><text:span text:style-name="T17">,</text:span><text:span text:style-name="T16">c</text:span><text:span text:style-name="T17">);</text:span></text:p>
      <text:p text:style-name="P8"><text:s text:c="8"/><text:span text:style-name="T16">st</text:span><text:span text:style-name="T17">[1][</text:span><text:span text:style-name="T16">o</text:span><text:span text:style-name="T17">]=(</text:span><text:span text:style-name="T16">st</text:span><text:span text:style-name="T17">[1][</text:span><text:span text:style-name="T16">o</text:span><text:span text:style-name="T17">&lt;&lt;1]+</text:span><text:span text:style-name="T16">st</text:span><text:span text:style-name="T17">[1][</text:span><text:span text:style-name="T16">o</text:span><text:span text:style-name="T17">&lt;&lt;1|1])%</text:span><text:span text:style-name="T16">mod</text:span><text:span text:style-name="T17">;</text:span></text:p>
      <text:p text:style-name="P8"><text:s text:c="8"/><text:span text:style-name="T16">st</text:span><text:span text:style-name="T17">[2][</text:span><text:span text:style-name="T16">o</text:span><text:span text:style-name="T17">]=(</text:span><text:span text:style-name="T16">st</text:span><text:span text:style-name="T17">[2][</text:span><text:span text:style-name="T16">o</text:span><text:span text:style-name="T17">&lt;&lt;1]+</text:span><text:span text:style-name="T16">st</text:span><text:span text:style-name="T17">[2][</text:span><text:span text:style-name="T16">o</text:span><text:span text:style-name="T17">&lt;&lt;1|1])%</text:span><text:span text:style-name="T16">mod</text:span><text:span text:style-name="T17">;</text:span></text:p>
      <text:p text:style-name="P8"><text:s text:c="8"/><text:span text:style-name="T16">st</text:span><text:span text:style-name="T17">[3][</text:span><text:span text:style-name="T16">o</text:span><text:span text:style-name="T17">]=(</text:span><text:span text:style-name="T16">st</text:span><text:span text:style-name="T17">[3][</text:span><text:span text:style-name="T16">o</text:span><text:span text:style-name="T17">&lt;&lt;1]+</text:span><text:span text:style-name="T16">st</text:span><text:span text:style-name="T17">[3][</text:span><text:span text:style-name="T16">o</text:span><text:span text:style-name="T17">&lt;&lt;1|1])%</text:span><text:span text:style-name="T16">mod</text:span><text:span text:style-name="T17">;</text:span></text:p>
      <text:p text:style-name="P9"><text:span text:style-name="T7">}</text:span></text:p>
      <text:p text:style-name="P9"><text:span text:style-name="T7"/></text:p>
      <text:p text:style-name="P6"><text:span text:style-name="T1">int</text:span> <text:span text:style-name="T9">query</text:span><text:span text:style-name="T1">(int</text:span> o<text:span text:style-name="T1">,int</text:span> l<text:span text:style-name="T1">,int</text:span> r<text:span text:style-name="T1">,int</text:span> ql<text:span text:style-name="T1">,int</text:span> qr<text:span text:style-name="T1">,int</text:span> p<text:span text:style-name="T1">){</text:span></text:p>
      <text:p text:style-name="P8"><text:s text:c="8"/><text:span text:style-name="T18">if</text:span><text:span text:style-name="T17">(</text:span><text:span text:style-name="T16">ql</text:span><text:span text:style-name="T17">&lt;=</text:span><text:span text:style-name="T16">l</text:span><text:span text:style-name="T17">&amp;&amp;</text:span><text:span text:style-name="T16">qr</text:span><text:span text:style-name="T17">&gt;=</text:span><text:span text:style-name="T16">r</text:span><text:span text:style-name="T17">)</text:span><text:span text:style-name="T18">return</text:span><text:span text:style-name="T16"> st</text:span><text:span text:style-name="T17">[</text:span><text:span text:style-name="T16">p</text:span><text:span text:style-name="T17">][</text:span><text:span text:style-name="T16">o</text:span><text:span text:style-name="T17">];</text:span></text:p>
      <text:p text:style-name="P8"><text:s text:c="8"/><text:span text:style-name="T18">pushdown</text:span><text:span text:style-name="T17">(</text:span><text:span text:style-name="T16">o</text:span><text:span text:style-name="T17">,</text:span><text:span text:style-name="T16">l</text:span><text:span text:style-name="T17">,</text:span><text:span text:style-name="T16">r</text:span><text:span text:style-name="T17">);</text:span></text:p>
      <text:p text:style-name="P8"><text:s text:c="8"/><text:span text:style-name="T17">int</text:span><text:span text:style-name="T16"> m</text:span><text:span text:style-name="T17">=</text:span><text:span text:style-name="T16">l</text:span><text:span text:style-name="T17">+((</text:span><text:span text:style-name="T16">r</text:span><text:span text:style-name="T17">-</text:span><text:span text:style-name="T16">l</text:span><text:span text:style-name="T17">)&gt;&gt;1);</text:span></text:p>
      <text:p text:style-name="P8"><text:s text:c="8"/><text:span text:style-name="T17">int</text:span><text:span text:style-name="T16"> ans</text:span><text:span text:style-name="T17">=0;</text:span></text:p>
      <text:p text:style-name="P8"><text:s text:c="8"/><text:span text:style-name="T18">if</text:span><text:span text:style-name="T17">(</text:span><text:span text:style-name="T16">ql</text:span><text:span text:style-name="T17">&lt;=</text:span><text:span text:style-name="T16">m</text:span><text:span text:style-name="T17">)</text:span><text:span text:style-name="T16">ans</text:span><text:span text:style-name="T17">=(</text:span><text:span text:style-name="T16">ans</text:span><text:span text:style-name="T17">+</text:span><text:span text:style-name="T18">query</text:span><text:span text:style-name="T17">(</text:span><text:span text:style-name="T16">o</text:span><text:span text:style-name="T17">&lt;&lt;1,</text:span><text:span text:style-name="T16">l</text:span><text:span text:style-name="T17">,</text:span><text:span text:style-name="T16">m</text:span><text:span text:style-name="T17">,</text:span><text:span text:style-name="T16">ql</text:span><text:span text:style-name="T17">,</text:span><text:span text:style-name="T16">qr</text:span><text:span text:style-name="T17">,</text:span><text:span text:style-name="T16">p</text:span><text:span text:style-name="T17">))%</text:span><text:span text:style-name="T16">mod</text:span><text:span text:style-name="T17">;</text:span></text:p>
      <text:p text:style-name="P8"><text:s text:c="8"/><text:span text:style-name="T18">if</text:span><text:span text:style-name="T17">(</text:span><text:span text:style-name="T16">qr</text:span><text:span text:style-name="T17">&gt;=</text:span><text:span text:style-name="T16">m</text:span><text:span text:style-name="T17">+1)</text:span><text:span text:style-name="T16">ans</text:span><text:span text:style-name="T17">=(</text:span><text:span text:style-name="T16">ans</text:span><text:span text:style-name="T17">+</text:span><text:span text:style-name="T18">query</text:span><text:span text:style-name="T17">(</text:span><text:span text:style-name="T16">o</text:span><text:span text:style-name="T17">&lt;&lt;1|1,</text:span><text:span text:style-name="T16">m</text:span><text:span text:style-name="T17">+1,</text:span><text:span text:style-name="T16">r</text:span><text:span text:style-name="T17">,</text:span><text:span text:style-name="T16">ql</text:span><text:span text:style-name="T17">,</text:span><text:span text:style-name="T16">qr</text:span><text:span text:style-name="T17">,</text:span><text:span text:style-name="T16">p</text:span><text:span text:style-name="T17">))%</text:span><text:span text:style-name="T16">mod</text:span><text:span text:style-name="T17">;</text:span></text:p>
      <text:p text:style-name="P8"><text:soft-page-break/><text:s text:c="8"/><text:span text:style-name="T18">return</text:span><text:span text:style-name="T16"> ans</text:span><text:span text:style-name="T17">;</text:span></text:p>
      <text:p text:style-name="P9"><text:span text:style-name="T7">}</text:span></text:p>
      <text:p text:style-name="P9"><text:span text:style-name="T7"/></text:p>
      <text:p text:style-name="P6"><text:span text:style-name="T1">int</text:span> <text:span text:style-name="T9">main</text:span><text:span text:style-name="T1">(){</text:span></text:p>
      <text:p text:style-name="P8"><text:s text:c="8"/><text:span text:style-name="T17">int</text:span><text:span text:style-name="T16"> n</text:span><text:span text:style-name="T17">,</text:span><text:span text:style-name="T16">m</text:span><text:span text:style-name="T17">;</text:span></text:p>
      <text:p text:style-name="P8"><text:s text:c="8"/><text:span text:style-name="T18">while</text:span><text:span text:style-name="T17">(</text:span><text:span text:style-name="T18">scanf</text:span><text:span text:style-name="T17">("%d%d",&amp;</text:span><text:span text:style-name="T16">n</text:span><text:span text:style-name="T17">,&amp;</text:span><text:span text:style-name="T16">m</text:span><text:span text:style-name="T17">)!=</text:span><text:span text:style-name="T16">EOF</text:span><text:span text:style-name="T17">&amp;&amp;</text:span><text:span text:style-name="T16">n</text:span><text:span text:style-name="T17">+</text:span><text:span text:style-name="T16">m</text:span><text:span text:style-name="T17">){</text:span></text:p>
      <text:p text:style-name="P8"><text:s text:c="16"/><text:span text:style-name="T18">build</text:span><text:span text:style-name="T17">(1,1,</text:span><text:span text:style-name="T16">n</text:span><text:span text:style-name="T17">);</text:span></text:p>
      <text:p text:style-name="P8"><text:s text:c="16"/><text:span text:style-name="T18">for</text:span><text:span text:style-name="T17">(int</text:span><text:span text:style-name="T16"> i</text:span><text:span text:style-name="T17">=1;</text:span><text:span text:style-name="T16">i</text:span><text:span text:style-name="T17">&lt;=</text:span><text:span text:style-name="T16">m</text:span><text:span text:style-name="T17">;++</text:span><text:span text:style-name="T16">i</text:span><text:span text:style-name="T17">){</text:span></text:p>
      <text:p text:style-name="P8"><text:s text:c="24"/><text:span text:style-name="T17">int</text:span><text:span text:style-name="T16"> t</text:span><text:span text:style-name="T17">,</text:span><text:span text:style-name="T16">l</text:span><text:span text:style-name="T17">,</text:span><text:span text:style-name="T16">r</text:span><text:span text:style-name="T17">,</text:span><text:span text:style-name="T16">p</text:span><text:span text:style-name="T17">;</text:span></text:p>
      <text:p text:style-name="P8"><text:s text:c="24"/><text:span text:style-name="T18">scanf</text:span><text:span text:style-name="T17">("%d%d%d%d",&amp;</text:span><text:span text:style-name="T16">t</text:span><text:span text:style-name="T17">,&amp;</text:span><text:span text:style-name="T16">l</text:span><text:span text:style-name="T17">,&amp;</text:span><text:span text:style-name="T16">r</text:span><text:span text:style-name="T17">,&amp;</text:span><text:span text:style-name="T16">p</text:span><text:span text:style-name="T17">);</text:span></text:p>
      <text:p text:style-name="P8"><text:s text:c="24"/><text:span text:style-name="T18">if</text:span><text:span text:style-name="T17">(</text:span><text:span text:style-name="T16">t</text:span><text:span text:style-name="T17">==1)</text:span><text:span text:style-name="T18">update1</text:span><text:span text:style-name="T17">(1,1,</text:span><text:span text:style-name="T16">n</text:span><text:span text:style-name="T17">,</text:span><text:span text:style-name="T16">l</text:span><text:span text:style-name="T17">,</text:span><text:span text:style-name="T16">r</text:span><text:span text:style-name="T17">,</text:span><text:span text:style-name="T16">p</text:span><text:span text:style-name="T17">);</text:span></text:p>
      <text:p text:style-name="P8"><text:s text:c="24"/><text:span text:style-name="T18">else</text:span><text:span text:style-name="T16"> </text:span><text:span text:style-name="T18">if</text:span><text:span text:style-name="T17">(</text:span><text:span text:style-name="T16">t</text:span><text:span text:style-name="T17">==2)</text:span><text:span text:style-name="T18">update2</text:span><text:span text:style-name="T17">(1,1,</text:span><text:span text:style-name="T16">n</text:span><text:span text:style-name="T17">,</text:span><text:span text:style-name="T16">l</text:span><text:span text:style-name="T17">,</text:span><text:span text:style-name="T16">r</text:span><text:span text:style-name="T17">,</text:span><text:span text:style-name="T16">p</text:span><text:span text:style-name="T17">);</text:span></text:p>
      <text:p text:style-name="P8"><text:s text:c="24"/><text:span text:style-name="T18">else</text:span><text:span text:style-name="T16"> </text:span><text:span text:style-name="T18">if</text:span><text:span text:style-name="T17">(</text:span><text:span text:style-name="T16">t</text:span><text:span text:style-name="T17">==3)</text:span><text:span text:style-name="T18">update3</text:span><text:span text:style-name="T17">(1,1,</text:span><text:span text:style-name="T16">n</text:span><text:span text:style-name="T17">,</text:span><text:span text:style-name="T16">l</text:span><text:span text:style-name="T17">,</text:span><text:span text:style-name="T16">r</text:span><text:span text:style-name="T17">,</text:span><text:span text:style-name="T16">p</text:span><text:span text:style-name="T17">);</text:span></text:p>
      <text:p text:style-name="P8"><text:s text:c="24"/><text:span text:style-name="T18">else</text:span><text:span text:style-name="T16"> </text:span><text:span text:style-name="T18">if</text:span><text:span text:style-name="T17">(</text:span><text:span text:style-name="T16">t</text:span><text:span text:style-name="T17">==4)</text:span><text:span text:style-name="T18">printf</text:span><text:span text:style-name="T17">("%d\n",</text:span><text:span text:style-name="T18">query</text:span><text:span text:style-name="T17">(1,1,</text:span><text:span text:style-name="T16">n</text:span><text:span text:style-name="T17">,</text:span><text:span text:style-name="T16">l</text:span><text:span text:style-name="T17">,</text:span><text:span text:style-name="T16">r</text:span><text:span text:style-name="T17">,</text:span><text:span text:style-name="T16">p</text:span><text:span text:style-name="T17">));</text:span></text:p>
      <text:p text:style-name="P8"><text:s text:c="16"/><text:span text:style-name="T17">}</text:span></text:p>
      <text:p text:style-name="P8"><text:s text:c="8"/><text:span text:style-name="T17">}</text:span></text:p>
      <text:p text:style-name="P8"><text:s text:c="8"/><text:span text:style-name="T18">return</text:span><text:span text:style-name="T16"> </text:span><text:span text:style-name="T17">0;</text:span></text:p>
      <text:p text:style-name="P7">}</text:p>
      <text:p text:style-name="P4"/>
      <text:p text:style-name="P4"/>
      <text:p text:style-name="P4">扫描线（覆盖三次及以上体积）</text:p>
      <text:p text:style-name="P5"><text:span text:style-name="T1">#include&lt;stdio.h&gt;</text:span></text:p>
      <text:p text:style-name="P6"><text:span text:style-name="T1">#include&lt;string.h&gt;</text:span></text:p>
      <text:p text:style-name="P6"><text:span text:style-name="T1">#include&lt;algorithm&gt;</text:span></text:p>
      <text:p text:style-name="P6"><text:span text:style-name="T1">#include&lt;math.h&gt;</text:span></text:p>
      <text:p text:style-name="P6"><text:span text:style-name="T9">using</text:span> <text:span text:style-name="T9">namespace</text:span> std<text:span text:style-name="T1">;</text:span></text:p>
      <text:p text:style-name="P6"><text:span text:style-name="T9">const</text:span> <text:span text:style-name="T1">int</text:span> maxm<text:span text:style-name="T1">=2010;</text:span></text:p>
      <text:p text:style-name="P6"><text:span text:style-name="T9">typedef</text:span> <text:span text:style-name="T1">long</text:span> <text:span text:style-name="T1">long</text:span> ll<text:span text:style-name="T1">;</text:span></text:p>
      <text:p text:style-name="P10"/>
      <text:p text:style-name="P6"><text:span text:style-name="T1">ll </text:span>st1<text:span text:style-name="T1">[</text:span>maxm<text:span text:style-name="T1">&lt;&lt;2],</text:span>st2<text:span text:style-name="T1">[</text:span>maxm<text:span text:style-name="T1">&lt;&lt;2],</text:span>st3<text:span text:style-name="T1">[</text:span>maxm<text:span text:style-name="T1">&lt;&lt;2];</text:span></text:p>
      <text:p text:style-name="P6"><text:span text:style-name="T1">int</text:span> cov<text:span text:style-name="T1">[</text:span>maxm<text:span text:style-name="T1">&lt;&lt;2],</text:span>y<text:span text:style-name="T1">[</text:span>maxm<text:span text:style-name="T1">],</text:span>z<text:span text:style-name="T1">[</text:span>maxm<text:span text:style-name="T1">];</text:span></text:p>
      <text:p text:style-name="P10"/>
      <text:p text:style-name="P6"><text:span text:style-name="T9">struct</text:span><text:span text:style-name="T1"> rect{</text:span></text:p>
      <text:p text:style-name="P8"><text:s text:c="8"/><text:span text:style-name="T17">int</text:span><text:span text:style-name="T16"> x1</text:span><text:span text:style-name="T17">,</text:span><text:span text:style-name="T16">y1</text:span><text:span text:style-name="T17">,</text:span><text:span text:style-name="T16">z1</text:span><text:span text:style-name="T17">,</text:span><text:span text:style-name="T16">x2</text:span><text:span text:style-name="T17">,</text:span><text:span text:style-name="T16">y2</text:span><text:span text:style-name="T17">,</text:span><text:span text:style-name="T16">z2</text:span><text:span text:style-name="T17">;</text:span></text:p>
      <text:p text:style-name="P6"><text:span text:style-name="T1">}</text:span>r<text:span text:style-name="T1">[1005];</text:span></text:p>
      <text:p text:style-name="P10"/>
      <text:p text:style-name="P6"><text:span text:style-name="T9">struct</text:span><text:span text:style-name="T1"> seg{</text:span></text:p>
      <text:p text:style-name="P8"><text:s text:c="8"/><text:span text:style-name="T17">int</text:span><text:span text:style-name="T16"> x</text:span><text:span text:style-name="T17">,</text:span><text:span text:style-name="T16">y1</text:span><text:span text:style-name="T17">,</text:span><text:span text:style-name="T16">y2</text:span><text:span text:style-name="T17">,</text:span><text:span text:style-name="T16">c</text:span><text:span text:style-name="T17">;</text:span></text:p>
      <text:p text:style-name="P8"><text:s text:c="8"/><text:span text:style-name="T17">bool</text:span><text:span text:style-name="T16"> </text:span><text:span text:style-name="T18">operator</text:span><text:span text:style-name="T16"> </text:span><text:span text:style-name="T17">&lt;</text:span><text:span text:style-name="T16"> </text:span><text:span text:style-name="T17">(</text:span><text:span text:style-name="T18">const</text:span><text:span text:style-name="T16"> </text:span><text:span text:style-name="T17">seg </text:span><text:span text:style-name="T16">a</text:span><text:span text:style-name="T17">)</text:span><text:span text:style-name="T18">const</text:span><text:span text:style-name="T17">{</text:span></text:p>
      <text:p text:style-name="P8"><text:s text:c="16"/><text:span text:style-name="T18">return</text:span><text:span text:style-name="T16"> x</text:span><text:span text:style-name="T17">&lt;</text:span><text:span text:style-name="T16">a</text:span><text:span text:style-name="T17">.</text:span><text:span text:style-name="T16">x</text:span><text:span text:style-name="T17">;</text:span></text:p>
      <text:p text:style-name="P8"><text:s text:c="8"/><text:span text:style-name="T17">}</text:span></text:p>
      <text:p text:style-name="P6"><text:span text:style-name="T1">}</text:span>s<text:span text:style-name="T1">[</text:span>maxm<text:span text:style-name="T1">];</text:span></text:p>
      <text:p text:style-name="P10"/>
      <text:p text:style-name="P6"><text:span text:style-name="T1">void</text:span> <text:span text:style-name="T9">pushup</text:span><text:span text:style-name="T1">(int</text:span> o<text:span text:style-name="T1">,int</text:span> l<text:span text:style-name="T1">,int</text:span> r<text:span text:style-name="T1">){</text:span></text:p>
      <text:p text:style-name="P8"><text:s text:c="8"/><text:span text:style-name="T18">if</text:span><text:span text:style-name="T17">(</text:span><text:span text:style-name="T16">cov</text:span><text:span text:style-name="T17">[</text:span><text:span text:style-name="T16">o</text:span><text:span text:style-name="T17">]&gt;=3)</text:span><text:span text:style-name="T16">st1</text:span><text:span text:style-name="T17">[</text:span><text:span text:style-name="T16">o</text:span><text:span text:style-name="T17">]=</text:span><text:span text:style-name="T16">st2</text:span><text:span text:style-name="T17">[</text:span><text:span text:style-name="T16">o</text:span><text:span text:style-name="T17">]=</text:span><text:span text:style-name="T16">st3</text:span><text:span text:style-name="T17">[</text:span><text:span text:style-name="T16">o</text:span><text:span text:style-name="T17">]=</text:span><text:span text:style-name="T16">y</text:span><text:span text:style-name="T17">[</text:span><text:span text:style-name="T16">r</text:span><text:span text:style-name="T17">]-</text:span><text:span text:style-name="T16">y</text:span><text:span text:style-name="T17">[</text:span><text:span text:style-name="T16">l</text:span><text:span text:style-name="T17">];</text:span></text:p>
      <text:p text:style-name="P8"><text:s text:c="8"/><text:span text:style-name="T18">else</text:span><text:span text:style-name="T16"> </text:span><text:span text:style-name="T18">if</text:span><text:span text:style-name="T17">(</text:span><text:span text:style-name="T16">cov</text:span><text:span text:style-name="T17">[</text:span><text:span text:style-name="T16">o</text:span><text:span text:style-name="T17">]==2){</text:span></text:p>
      <text:p text:style-name="P8"><text:s text:c="16"/><text:span text:style-name="T16">st1</text:span><text:span text:style-name="T17">[</text:span><text:span text:style-name="T16">o</text:span><text:span text:style-name="T17">]=</text:span><text:span text:style-name="T16">st2</text:span><text:span text:style-name="T17">[</text:span><text:span text:style-name="T16">o</text:span><text:span text:style-name="T17">]=</text:span><text:span text:style-name="T16">y</text:span><text:span text:style-name="T17">[</text:span><text:span text:style-name="T16">r</text:span><text:span text:style-name="T17">]-</text:span><text:span text:style-name="T16">y</text:span><text:span text:style-name="T17">[</text:span><text:span text:style-name="T16">l</text:span><text:span text:style-name="T17">];</text:span></text:p>
      <text:p text:style-name="P8"><text:s text:c="16"/><text:span text:style-name="T18">if</text:span><text:span text:style-name="T17">(</text:span><text:span text:style-name="T16">l</text:span><text:span text:style-name="T17">+1==</text:span><text:span text:style-name="T16">r</text:span><text:span text:style-name="T17">)</text:span><text:span text:style-name="T16">st3</text:span><text:span text:style-name="T17">[</text:span><text:span text:style-name="T16">o</text:span><text:span text:style-name="T17">]=0;</text:span></text:p>
      <text:p text:style-name="P8"><text:s text:c="16"/><text:span text:style-name="T18">else</text:span><text:span text:style-name="T16"> st3</text:span><text:span text:style-name="T17">[</text:span><text:span text:style-name="T16">o</text:span><text:span text:style-name="T17">]=</text:span><text:span text:style-name="T16">st1</text:span><text:span text:style-name="T17">[</text:span><text:span text:style-name="T16">o</text:span><text:span text:style-name="T17">&lt;&lt;1]+</text:span><text:span text:style-name="T16">st1</text:span><text:span text:style-name="T17">[</text:span><text:span text:style-name="T16">o</text:span><text:span text:style-name="T17">&lt;&lt;1|1];</text:span></text:p>
      <text:p text:style-name="P8"><text:s text:c="8"/><text:span text:style-name="T17">}</text:span></text:p>
      <text:p text:style-name="P8"><text:soft-page-break/><text:s text:c="8"/><text:span text:style-name="T18">else</text:span><text:span text:style-name="T16"> </text:span><text:span text:style-name="T18">if</text:span><text:span text:style-name="T17">(</text:span><text:span text:style-name="T16">cov</text:span><text:span text:style-name="T17">[</text:span><text:span text:style-name="T16">o</text:span><text:span text:style-name="T17">]==1){</text:span></text:p>
      <text:p text:style-name="P8"><text:s text:c="16"/><text:span text:style-name="T16">st1</text:span><text:span text:style-name="T17">[</text:span><text:span text:style-name="T16">o</text:span><text:span text:style-name="T17">]=</text:span><text:span text:style-name="T16">y</text:span><text:span text:style-name="T17">[</text:span><text:span text:style-name="T16">r</text:span><text:span text:style-name="T17">]-</text:span><text:span text:style-name="T16">y</text:span><text:span text:style-name="T17">[</text:span><text:span text:style-name="T16">l</text:span><text:span text:style-name="T17">];</text:span></text:p>
      <text:p text:style-name="P8"><text:s text:c="16"/><text:span text:style-name="T18">if</text:span><text:span text:style-name="T17">(</text:span><text:span text:style-name="T16">l</text:span><text:span text:style-name="T17">+1==</text:span><text:span text:style-name="T16">r</text:span><text:span text:style-name="T17">)</text:span><text:span text:style-name="T16">st2</text:span><text:span text:style-name="T17">[</text:span><text:span text:style-name="T16">o</text:span><text:span text:style-name="T17">]=</text:span><text:span text:style-name="T16">st3</text:span><text:span text:style-name="T17">[</text:span><text:span text:style-name="T16">o</text:span><text:span text:style-name="T17">]=0;</text:span></text:p>
      <text:p text:style-name="P8"><text:s text:c="16"/><text:span text:style-name="T18">else</text:span><text:span text:style-name="T17">{</text:span></text:p>
      <text:p text:style-name="P8"><text:s text:c="24"/><text:span text:style-name="T16">st2</text:span><text:span text:style-name="T17">[</text:span><text:span text:style-name="T16">o</text:span><text:span text:style-name="T17">]=</text:span><text:span text:style-name="T16">st1</text:span><text:span text:style-name="T17">[</text:span><text:span text:style-name="T16">o</text:span><text:span text:style-name="T17">&lt;&lt;1]+</text:span><text:span text:style-name="T16">st1</text:span><text:span text:style-name="T17">[</text:span><text:span text:style-name="T16">o</text:span><text:span text:style-name="T17">&lt;&lt;1|1];</text:span></text:p>
      <text:p text:style-name="P8"><text:s text:c="24"/><text:span text:style-name="T16">st3</text:span><text:span text:style-name="T17">[</text:span><text:span text:style-name="T16">o</text:span><text:span text:style-name="T17">]=</text:span><text:span text:style-name="T16">st2</text:span><text:span text:style-name="T17">[</text:span><text:span text:style-name="T16">o</text:span><text:span text:style-name="T17">&lt;&lt;1]+</text:span><text:span text:style-name="T16">st2</text:span><text:span text:style-name="T17">[</text:span><text:span text:style-name="T16">o</text:span><text:span text:style-name="T17">&lt;&lt;1|1];</text:span></text:p>
      <text:p text:style-name="P8"><text:s text:c="16"/><text:span text:style-name="T17">}</text:span></text:p>
      <text:p text:style-name="P8"><text:s text:c="8"/><text:span text:style-name="T17">}</text:span></text:p>
      <text:p text:style-name="P8"><text:s text:c="8"/><text:span text:style-name="T18">else</text:span><text:span text:style-name="T17">{</text:span></text:p>
      <text:p text:style-name="P8"><text:s text:c="16"/><text:span text:style-name="T18">if</text:span><text:span text:style-name="T17">(</text:span><text:span text:style-name="T16">l</text:span><text:span text:style-name="T17">+1==</text:span><text:span text:style-name="T16">r</text:span><text:span text:style-name="T17">)</text:span><text:span text:style-name="T16">st1</text:span><text:span text:style-name="T17">[</text:span><text:span text:style-name="T16">o</text:span><text:span text:style-name="T17">]=</text:span><text:span text:style-name="T16">st2</text:span><text:span text:style-name="T17">[</text:span><text:span text:style-name="T16">o</text:span><text:span text:style-name="T17">]=</text:span><text:span text:style-name="T16">st3</text:span><text:span text:style-name="T17">[</text:span><text:span text:style-name="T16">o</text:span><text:span text:style-name="T17">]=0;</text:span></text:p>
      <text:p text:style-name="P8"><text:s text:c="16"/><text:span text:style-name="T18">else</text:span><text:span text:style-name="T17">{</text:span></text:p>
      <text:p text:style-name="P8"><text:s text:c="24"/><text:span text:style-name="T16">st1</text:span><text:span text:style-name="T17">[</text:span><text:span text:style-name="T16">o</text:span><text:span text:style-name="T17">]=</text:span><text:span text:style-name="T16">st1</text:span><text:span text:style-name="T17">[</text:span><text:span text:style-name="T16">o</text:span><text:span text:style-name="T17">&lt;&lt;1]+</text:span><text:span text:style-name="T16">st1</text:span><text:span text:style-name="T17">[</text:span><text:span text:style-name="T16">o</text:span><text:span text:style-name="T17">&lt;&lt;1|1];</text:span></text:p>
      <text:p text:style-name="P8"><text:s text:c="24"/><text:span text:style-name="T16">st2</text:span><text:span text:style-name="T17">[</text:span><text:span text:style-name="T16">o</text:span><text:span text:style-name="T17">]=</text:span><text:span text:style-name="T16">st2</text:span><text:span text:style-name="T17">[</text:span><text:span text:style-name="T16">o</text:span><text:span text:style-name="T17">&lt;&lt;1]+</text:span><text:span text:style-name="T16">st2</text:span><text:span text:style-name="T17">[</text:span><text:span text:style-name="T16">o</text:span><text:span text:style-name="T17">&lt;&lt;1|1];</text:span></text:p>
      <text:p text:style-name="P8"><text:s text:c="24"/><text:span text:style-name="T16">st3</text:span><text:span text:style-name="T17">[</text:span><text:span text:style-name="T16">o</text:span><text:span text:style-name="T17">]=</text:span><text:span text:style-name="T16">st3</text:span><text:span text:style-name="T17">[</text:span><text:span text:style-name="T16">o</text:span><text:span text:style-name="T17">&lt;&lt;1]+</text:span><text:span text:style-name="T16">st3</text:span><text:span text:style-name="T17">[</text:span><text:span text:style-name="T16">o</text:span><text:span text:style-name="T17">&lt;&lt;1|1];</text:span></text:p>
      <text:p text:style-name="P8"><text:s text:c="16"/><text:span text:style-name="T17">}</text:span></text:p>
      <text:p text:style-name="P8"><text:s text:c="8"/><text:span text:style-name="T17">}</text:span></text:p>
      <text:p text:style-name="P7">}</text:p>
      <text:p text:style-name="P10"/>
      <text:p text:style-name="P6"><text:span text:style-name="T1">void</text:span> <text:span text:style-name="T9">update</text:span><text:span text:style-name="T1">(int</text:span> o<text:span text:style-name="T1">,int</text:span> l<text:span text:style-name="T1">,int</text:span> r<text:span text:style-name="T1">,seg </text:span>a<text:span text:style-name="T1">){</text:span></text:p>
      <text:p text:style-name="P8"><text:s text:c="8"/><text:span text:style-name="T18">if</text:span><text:span text:style-name="T17">(</text:span><text:span text:style-name="T16">a</text:span><text:span text:style-name="T17">.</text:span><text:span text:style-name="T16">y1</text:span><text:span text:style-name="T17">&lt;=</text:span><text:span text:style-name="T16">y</text:span><text:span text:style-name="T17">[</text:span><text:span text:style-name="T16">l</text:span><text:span text:style-name="T17">]&amp;&amp;</text:span><text:span text:style-name="T16">a</text:span><text:span text:style-name="T17">.</text:span><text:span text:style-name="T16">y2</text:span><text:span text:style-name="T17">&gt;=</text:span><text:span text:style-name="T16">y</text:span><text:span text:style-name="T17">[</text:span><text:span text:style-name="T16">r</text:span><text:span text:style-name="T17">]){</text:span></text:p>
      <text:p text:style-name="P8"><text:s text:c="16"/><text:span text:style-name="T16">cov</text:span><text:span text:style-name="T17">[</text:span><text:span text:style-name="T16">o</text:span><text:span text:style-name="T17">]+=</text:span><text:span text:style-name="T16">a</text:span><text:span text:style-name="T17">.</text:span><text:span text:style-name="T16">c</text:span><text:span text:style-name="T17">;</text:span></text:p>
      <text:p text:style-name="P8"><text:s text:c="16"/><text:span text:style-name="T18">pushup</text:span><text:span text:style-name="T17">(</text:span><text:span text:style-name="T16">o</text:span><text:span text:style-name="T17">,</text:span><text:span text:style-name="T16">l</text:span><text:span text:style-name="T17">,</text:span><text:span text:style-name="T16">r</text:span><text:span text:style-name="T17">);</text:span></text:p>
      <text:p text:style-name="P8"><text:s text:c="16"/><text:span text:style-name="T18">return</text:span><text:span text:style-name="T17">;</text:span></text:p>
      <text:p text:style-name="P8"><text:s text:c="8"/><text:span text:style-name="T17">}</text:span></text:p>
      <text:p text:style-name="P8"><text:s text:c="8"/><text:span text:style-name="T18">if</text:span><text:span text:style-name="T17">(</text:span><text:span text:style-name="T16">l</text:span><text:span text:style-name="T17">+1==</text:span><text:span text:style-name="T16">r</text:span><text:span text:style-name="T17">)</text:span><text:span text:style-name="T18">return</text:span><text:span text:style-name="T17">;</text:span></text:p>
      <text:p text:style-name="P8"><text:s text:c="8"/><text:span text:style-name="T17">int</text:span><text:span text:style-name="T16"> m</text:span><text:span text:style-name="T17">=</text:span><text:span text:style-name="T16">l</text:span><text:span text:style-name="T17">+((</text:span><text:span text:style-name="T16">r</text:span><text:span text:style-name="T17">-</text:span><text:span text:style-name="T16">l</text:span><text:span text:style-name="T17">)&gt;&gt;1);</text:span></text:p>
      <text:p text:style-name="P8"><text:s text:c="8"/><text:span text:style-name="T18">if</text:span><text:span text:style-name="T17">(</text:span><text:span text:style-name="T16">a</text:span><text:span text:style-name="T17">.</text:span><text:span text:style-name="T16">y1</text:span><text:span text:style-name="T17">&lt;</text:span><text:span text:style-name="T16">y</text:span><text:span text:style-name="T17">[</text:span><text:span text:style-name="T16">m</text:span><text:span text:style-name="T17">])</text:span><text:span text:style-name="T18">update</text:span><text:span text:style-name="T17">(</text:span><text:span text:style-name="T16">o</text:span><text:span text:style-name="T17">&lt;&lt;1,</text:span><text:span text:style-name="T16">l</text:span><text:span text:style-name="T17">,</text:span><text:span text:style-name="T16">m</text:span><text:span text:style-name="T17">,</text:span><text:span text:style-name="T16">a</text:span><text:span text:style-name="T17">);</text:span></text:p>
      <text:p text:style-name="P8"><text:s text:c="8"/><text:span text:style-name="T18">if</text:span><text:span text:style-name="T17">(</text:span><text:span text:style-name="T16">a</text:span><text:span text:style-name="T17">.</text:span><text:span text:style-name="T16">y2</text:span><text:span text:style-name="T17">&gt;</text:span><text:span text:style-name="T16">y</text:span><text:span text:style-name="T17">[</text:span><text:span text:style-name="T16">m</text:span><text:span text:style-name="T17">])</text:span><text:span text:style-name="T18">update</text:span><text:span text:style-name="T17">(</text:span><text:span text:style-name="T16">o</text:span><text:span text:style-name="T17">&lt;&lt;1|1,</text:span><text:span text:style-name="T16">m</text:span><text:span text:style-name="T17">,</text:span><text:span text:style-name="T16">r</text:span><text:span text:style-name="T17">,</text:span><text:span text:style-name="T16">a</text:span><text:span text:style-name="T17">);</text:span></text:p>
      <text:p text:style-name="P8"><text:s text:c="8"/><text:span text:style-name="T18">pushup</text:span><text:span text:style-name="T17">(</text:span><text:span text:style-name="T16">o</text:span><text:span text:style-name="T17">,</text:span><text:span text:style-name="T16">l</text:span><text:span text:style-name="T17">,</text:span><text:span text:style-name="T16">r</text:span><text:span text:style-name="T17">);</text:span></text:p>
      <text:p text:style-name="P7">}</text:p>
      <text:p text:style-name="P10"/>
      <text:p text:style-name="P6"><text:span text:style-name="T1">int</text:span> <text:span text:style-name="T9">main</text:span><text:span text:style-name="T1">(){</text:span></text:p>
      <text:p text:style-name="P8"><text:s text:c="8"/><text:span text:style-name="T17">int</text:span><text:span text:style-name="T16"> T</text:span><text:span text:style-name="T17">;</text:span></text:p>
      <text:p text:style-name="P8"><text:s text:c="8"/><text:span text:style-name="T18">scanf</text:span><text:span text:style-name="T17">("%d",&amp;</text:span><text:span text:style-name="T16">T</text:span><text:span text:style-name="T17">);</text:span></text:p>
      <text:p text:style-name="P8"><text:s text:c="8"/><text:span text:style-name="T18">for</text:span><text:span text:style-name="T17">(int</text:span><text:span text:style-name="T16"> q</text:span><text:span text:style-name="T17">=1;</text:span><text:span text:style-name="T16">q</text:span><text:span text:style-name="T17">&lt;=</text:span><text:span text:style-name="T16">T</text:span><text:span text:style-name="T17">;++</text:span><text:span text:style-name="T16">q</text:span><text:span text:style-name="T17">){</text:span></text:p>
      <text:p text:style-name="P8"><text:s text:c="16"/><text:span text:style-name="T17">int</text:span><text:span text:style-name="T16"> n</text:span><text:span text:style-name="T17">;</text:span></text:p>
      <text:p text:style-name="P8"><text:s text:c="16"/><text:span text:style-name="T18">scanf</text:span><text:span text:style-name="T17">("%d",&amp;</text:span><text:span text:style-name="T16">n</text:span><text:span text:style-name="T17">);</text:span></text:p>
      <text:p text:style-name="P8"><text:s text:c="16"/><text:span text:style-name="T18">for</text:span><text:span text:style-name="T17">(int</text:span><text:span text:style-name="T16"> i</text:span><text:span text:style-name="T17">=1;</text:span><text:span text:style-name="T16">i</text:span><text:span text:style-name="T17">&lt;=</text:span><text:span text:style-name="T16">n</text:span><text:span text:style-name="T17">;++</text:span><text:span text:style-name="T16">i</text:span><text:span text:style-name="T17">){</text:span></text:p>
      <text:p text:style-name="P8"><text:s text:c="24"/><text:span text:style-name="T18">scanf</text:span><text:span text:style-name="T17">("%d%d%d%d%d%d",&amp;</text:span><text:span text:style-name="T16">r</text:span><text:span text:style-name="T17">[</text:span><text:span text:style-name="T16">i</text:span><text:span text:style-name="T17">].</text:span><text:span text:style-name="T16">x1</text:span><text:span text:style-name="T17">,&amp;</text:span><text:span text:style-name="T16">r</text:span><text:span text:style-name="T17">[</text:span><text:span text:style-name="T16">i</text:span><text:span text:style-name="T17">].</text:span><text:span text:style-name="T16">y1</text:span><text:span text:style-name="T17">,&amp;</text:span><text:span text:style-name="T16">r</text:span><text:span text:style-name="T17">[</text:span><text:span text:style-name="T16">i</text:span><text:span text:style-name="T17">].</text:span><text:span text:style-name="T16">z1</text:span><text:span text:style-name="T17">,&amp;</text:span><text:span text:style-name="T16">r</text:span><text:span text:style-name="T17">[</text:span><text:span text:style-name="T16">i</text:span><text:span text:style-name="T17">].</text:span><text:span text:style-name="T16">x2</text:span><text:span text:style-name="T17">,&amp;</text:span><text:span text:style-name="T16">r</text:span><text:span text:style-name="T17">[</text:span><text:span text:style-name="T16">i</text:span><text:span text:style-name="T17">].</text:span><text:span text:style-name="T16">y2</text:span><text:span text:style-name="T17">,&amp;</text:span><text:span text:style-name="T16">r</text:span><text:span text:style-name="T17">[</text:span><text:span text:style-name="T16">i</text:span><text:span text:style-name="T17">].</text:span><text:span text:style-name="T16">z2</text:span><text:span text:style-name="T17">);</text:span></text:p>
      <text:p text:style-name="P8"><text:s text:c="24"/><text:span text:style-name="T16">y</text:span><text:span text:style-name="T17">[2*</text:span><text:span text:style-name="T16">i</text:span><text:span text:style-name="T17">-1]=</text:span><text:span text:style-name="T16">r</text:span><text:span text:style-name="T17">[</text:span><text:span text:style-name="T16">i</text:span><text:span text:style-name="T17">].</text:span><text:span text:style-name="T16">y1</text:span><text:span text:style-name="T17">;</text:span></text:p>
      <text:p text:style-name="P8"><text:s text:c="24"/><text:span text:style-name="T16">y</text:span><text:span text:style-name="T17">[2*</text:span><text:span text:style-name="T16">i</text:span><text:span text:style-name="T17">]=</text:span><text:span text:style-name="T16">r</text:span><text:span text:style-name="T17">[</text:span><text:span text:style-name="T16">i</text:span><text:span text:style-name="T17">].</text:span><text:span text:style-name="T16">y2</text:span><text:span text:style-name="T17">;</text:span></text:p>
      <text:p text:style-name="P8"><text:s text:c="24"/><text:span text:style-name="T16">z</text:span><text:span text:style-name="T17">[2*</text:span><text:span text:style-name="T16">i</text:span><text:span text:style-name="T17">-1]=</text:span><text:span text:style-name="T16">r</text:span><text:span text:style-name="T17">[</text:span><text:span text:style-name="T16">i</text:span><text:span text:style-name="T17">].</text:span><text:span text:style-name="T16">z1</text:span><text:span text:style-name="T17">;</text:span></text:p>
      <text:p text:style-name="P8"><text:s text:c="24"/><text:span text:style-name="T16">z</text:span><text:span text:style-name="T17">[2*</text:span><text:span text:style-name="T16">i</text:span><text:span text:style-name="T17">]=</text:span><text:span text:style-name="T16">r</text:span><text:span text:style-name="T17">[</text:span><text:span text:style-name="T16">i</text:span><text:span text:style-name="T17">].</text:span><text:span text:style-name="T16">z2</text:span><text:span text:style-name="T17">;</text:span></text:p>
      <text:p text:style-name="P8"><text:s text:c="16"/><text:span text:style-name="T17">}</text:span></text:p>
      <text:p text:style-name="P8"><text:s text:c="16"/><text:span text:style-name="T18">sort</text:span><text:span text:style-name="T17">(</text:span><text:span text:style-name="T16">y</text:span><text:span text:style-name="T17">+1,</text:span><text:span text:style-name="T16">y</text:span><text:span text:style-name="T17">+2*</text:span><text:span text:style-name="T16">n</text:span><text:span text:style-name="T17">+1);</text:span></text:p>
      <text:p text:style-name="P8"><text:s text:c="16"/><text:span text:style-name="T18">sort</text:span><text:span text:style-name="T17">(</text:span><text:span text:style-name="T16">z</text:span><text:span text:style-name="T17">+1,</text:span><text:span text:style-name="T16">z</text:span><text:span text:style-name="T17">+2*</text:span><text:span text:style-name="T16">n</text:span><text:span text:style-name="T17">+1);</text:span></text:p>
      <text:p text:style-name="P8"><text:s text:c="16"/><text:span text:style-name="T17">int</text:span><text:span text:style-name="T16"> cntz</text:span><text:span text:style-name="T17">=1,</text:span><text:span text:style-name="T16">cnty</text:span><text:span text:style-name="T17">=1;</text:span></text:p>
      <text:p text:style-name="P8"><text:s text:c="16"/><text:span text:style-name="T17">ll </text:span><text:span text:style-name="T16">ans</text:span><text:span text:style-name="T17">=0;</text:span></text:p>
      <text:p text:style-name="P8"><text:s text:c="16"/><text:span text:style-name="T18">for</text:span><text:span text:style-name="T17">(int</text:span><text:span text:style-name="T16"> i</text:span><text:span text:style-name="T17">=2;</text:span><text:span text:style-name="T16">i</text:span><text:span text:style-name="T17">&lt;=2*</text:span><text:span text:style-name="T16">n</text:span><text:span text:style-name="T17">;++</text:span><text:span text:style-name="T16">i</text:span><text:span text:style-name="T17">){</text:span></text:p>
      <text:p text:style-name="P8"><text:soft-page-break/><text:s text:c="24"/><text:span text:style-name="T18">if</text:span><text:span text:style-name="T17">(</text:span><text:span text:style-name="T16">y</text:span><text:span text:style-name="T17">[</text:span><text:span text:style-name="T16">i</text:span><text:span text:style-name="T17">]!=</text:span><text:span text:style-name="T16">y</text:span><text:span text:style-name="T17">[</text:span><text:span text:style-name="T16">i</text:span><text:span text:style-name="T17">-1])</text:span><text:span text:style-name="T16">y</text:span><text:span text:style-name="T17">[++</text:span><text:span text:style-name="T16">cnty</text:span><text:span text:style-name="T17">]=</text:span><text:span text:style-name="T16">y</text:span><text:span text:style-name="T17">[</text:span><text:span text:style-name="T16">i</text:span><text:span text:style-name="T17">];</text:span></text:p>
      <text:p text:style-name="P8"><text:s text:c="24"/><text:span text:style-name="T18">if</text:span><text:span text:style-name="T17">(</text:span><text:span text:style-name="T16">z</text:span><text:span text:style-name="T17">[</text:span><text:span text:style-name="T16">i</text:span><text:span text:style-name="T17">]!=</text:span><text:span text:style-name="T16">z</text:span><text:span text:style-name="T17">[</text:span><text:span text:style-name="T16">i</text:span><text:span text:style-name="T17">-1])</text:span><text:span text:style-name="T16">z</text:span><text:span text:style-name="T17">[++</text:span><text:span text:style-name="T16">cntz</text:span><text:span text:style-name="T17">]=</text:span><text:span text:style-name="T16">z</text:span><text:span text:style-name="T17">[</text:span><text:span text:style-name="T16">i</text:span><text:span text:style-name="T17">];</text:span></text:p>
      <text:p text:style-name="P8"><text:s text:c="16"/><text:span text:style-name="T17">}</text:span></text:p>
      <text:p text:style-name="P8"><text:s text:c="16"/><text:span text:style-name="T18">for</text:span><text:span text:style-name="T17">(int</text:span><text:span text:style-name="T16"> i</text:span><text:span text:style-name="T17">=1;</text:span><text:span text:style-name="T16">i</text:span><text:span text:style-name="T17">&lt;</text:span><text:span text:style-name="T16">cntz</text:span><text:span text:style-name="T17">;++</text:span><text:span text:style-name="T16">i</text:span><text:span text:style-name="T17">){</text:span></text:p>
      <text:p text:style-name="P8"><text:s text:c="24"/><text:span text:style-name="T17">int</text:span><text:span text:style-name="T16"> cnt</text:span><text:span text:style-name="T17">=0;</text:span></text:p>
      <text:p text:style-name="P8"><text:s text:c="24"/><text:span text:style-name="T18">for</text:span><text:span text:style-name="T17">(int</text:span><text:span text:style-name="T16"> j</text:span><text:span text:style-name="T17">=1;</text:span><text:span text:style-name="T16">j</text:span><text:span text:style-name="T17">&lt;=</text:span><text:span text:style-name="T16">n</text:span><text:span text:style-name="T17">;++</text:span><text:span text:style-name="T16">j</text:span><text:span text:style-name="T17">){</text:span></text:p>
      <text:p text:style-name="P8"><text:s text:c="32"/><text:span text:style-name="T18">if</text:span><text:span text:style-name="T17">(</text:span><text:span text:style-name="T16">r</text:span><text:span text:style-name="T17">[</text:span><text:span text:style-name="T16">j</text:span><text:span text:style-name="T17">].</text:span><text:span text:style-name="T16">z1</text:span><text:span text:style-name="T17">&lt;=</text:span><text:span text:style-name="T16">z</text:span><text:span text:style-name="T17">[</text:span><text:span text:style-name="T16">i</text:span><text:span text:style-name="T17">]&amp;&amp;</text:span><text:span text:style-name="T16">r</text:span><text:span text:style-name="T17">[</text:span><text:span text:style-name="T16">j</text:span><text:span text:style-name="T17">].</text:span><text:span text:style-name="T16">z2</text:span><text:span text:style-name="T17">&gt;</text:span><text:span text:style-name="T16">z</text:span><text:span text:style-name="T17">[</text:span><text:span text:style-name="T16">i</text:span><text:span text:style-name="T17">]){</text:span></text:p>
      <text:p text:style-name="P8"><text:s text:c="40"/><text:span text:style-name="T17">++</text:span><text:span text:style-name="T16">cnt</text:span><text:span text:style-name="T17">;</text:span></text:p>
      <text:p text:style-name="P8"><text:s text:c="40"/><text:span text:style-name="T16">s</text:span><text:span text:style-name="T17">[</text:span><text:span text:style-name="T16">cnt</text:span><text:span text:style-name="T17">].</text:span><text:span text:style-name="T16">x</text:span><text:span text:style-name="T17">=</text:span><text:span text:style-name="T16">r</text:span><text:span text:style-name="T17">[</text:span><text:span text:style-name="T16">j</text:span><text:span text:style-name="T17">].</text:span><text:span text:style-name="T16">x1</text:span><text:span text:style-name="T17">;</text:span><text:span text:style-name="T16">s</text:span><text:span text:style-name="T17">[</text:span><text:span text:style-name="T16">cnt</text:span><text:span text:style-name="T17">].</text:span><text:span text:style-name="T16">y1</text:span><text:span text:style-name="T17">=</text:span><text:span text:style-name="T16">r</text:span><text:span text:style-name="T17">[</text:span><text:span text:style-name="T16">j</text:span><text:span text:style-name="T17">].</text:span><text:span text:style-name="T16">y1</text:span><text:span text:style-name="T17">;</text:span><text:span text:style-name="T16">s</text:span><text:span text:style-name="T17">[</text:span><text:span text:style-name="T16">cnt</text:span><text:span text:style-name="T17">].</text:span><text:span text:style-name="T16">y2</text:span><text:span text:style-name="T17">=</text:span><text:span text:style-name="T16">r</text:span><text:span text:style-name="T17">[</text:span><text:span text:style-name="T16">j</text:span><text:span text:style-name="T17">].</text:span><text:span text:style-name="T16">y2</text:span><text:span text:style-name="T17">;</text:span></text:p>
      <text:p text:style-name="P8"><text:s text:c="40"/><text:span text:style-name="T16">s</text:span><text:span text:style-name="T17">[</text:span><text:span text:style-name="T16">cnt</text:span><text:span text:style-name="T17">].</text:span><text:span text:style-name="T16">c</text:span><text:span text:style-name="T17">=1;</text:span></text:p>
      <text:p text:style-name="P8"><text:s text:c="40"/><text:span text:style-name="T17">++</text:span><text:span text:style-name="T16">cnt</text:span><text:span text:style-name="T17">;</text:span></text:p>
      <text:p text:style-name="P8"><text:s text:c="40"/><text:span text:style-name="T16">s</text:span><text:span text:style-name="T17">[</text:span><text:span text:style-name="T16">cnt</text:span><text:span text:style-name="T17">].</text:span><text:span text:style-name="T16">x</text:span><text:span text:style-name="T17">=</text:span><text:span text:style-name="T16">r</text:span><text:span text:style-name="T17">[</text:span><text:span text:style-name="T16">j</text:span><text:span text:style-name="T17">].</text:span><text:span text:style-name="T16">x2</text:span><text:span text:style-name="T17">;</text:span><text:span text:style-name="T16">s</text:span><text:span text:style-name="T17">[</text:span><text:span text:style-name="T16">cnt</text:span><text:span text:style-name="T17">].</text:span><text:span text:style-name="T16">y1</text:span><text:span text:style-name="T17">=</text:span><text:span text:style-name="T16">r</text:span><text:span text:style-name="T17">[</text:span><text:span text:style-name="T16">j</text:span><text:span text:style-name="T17">].</text:span><text:span text:style-name="T16">y1</text:span><text:span text:style-name="T17">;</text:span><text:span text:style-name="T16">s</text:span><text:span text:style-name="T17">[</text:span><text:span text:style-name="T16">cnt</text:span><text:span text:style-name="T17">].</text:span><text:span text:style-name="T16">y2</text:span><text:span text:style-name="T17">=</text:span><text:span text:style-name="T16">r</text:span><text:span text:style-name="T17">[</text:span><text:span text:style-name="T16">j</text:span><text:span text:style-name="T17">].</text:span><text:span text:style-name="T16">y2</text:span><text:span text:style-name="T17">;</text:span></text:p>
      <text:p text:style-name="P8"><text:s text:c="40"/><text:span text:style-name="T16">s</text:span><text:span text:style-name="T17">[</text:span><text:span text:style-name="T16">cnt</text:span><text:span text:style-name="T17">].</text:span><text:span text:style-name="T16">c</text:span><text:span text:style-name="T17">=-1;</text:span></text:p>
      <text:p text:style-name="P8"><text:s text:c="32"/><text:span text:style-name="T17">}</text:span></text:p>
      <text:p text:style-name="P8"><text:s text:c="24"/><text:span text:style-name="T17">}</text:span></text:p>
      <text:p text:style-name="P8"><text:s text:c="24"/><text:span text:style-name="T18">sort</text:span><text:span text:style-name="T17">(</text:span><text:span text:style-name="T16">s</text:span><text:span text:style-name="T17">+1,</text:span><text:span text:style-name="T16">s</text:span><text:span text:style-name="T17">+</text:span><text:span text:style-name="T16">cnt</text:span><text:span text:style-name="T17">+1);</text:span></text:p>
      <text:p text:style-name="P8"><text:s text:c="24"/><text:span text:style-name="T17">ll </text:span><text:span text:style-name="T16">sum</text:span><text:span text:style-name="T17">=0;</text:span></text:p>
      <text:p text:style-name="P8"><text:s text:c="24"/><text:span text:style-name="T18">for</text:span><text:span text:style-name="T17">(int</text:span><text:span text:style-name="T16"> j</text:span><text:span text:style-name="T17">=1;</text:span><text:span text:style-name="T16">j</text:span><text:span text:style-name="T17">&lt;</text:span><text:span text:style-name="T16">cnt</text:span><text:span text:style-name="T17">;++</text:span><text:span text:style-name="T16">j</text:span><text:span text:style-name="T17">)</text:span><text:span text:style-name="T19">{</text:span></text:p>
      <text:p text:style-name="P8"><text:s text:c="32"/><text:span text:style-name="T18">update</text:span><text:span text:style-name="T17">(1,1,</text:span><text:span text:style-name="T16">cnty</text:span><text:span text:style-name="T17">,</text:span><text:span text:style-name="T16">s</text:span><text:span text:style-name="T17">[</text:span><text:span text:style-name="T16">j</text:span><text:span text:style-name="T17">]);</text:span></text:p>
      <text:p text:style-name="P8"><text:s text:c="32"/><text:span text:style-name="T16">sum</text:span><text:span text:style-name="T17">+=</text:span><text:span text:style-name="T16">st3</text:span><text:span text:style-name="T17">[1]*(</text:span><text:span text:style-name="T16">s</text:span><text:span text:style-name="T17">[</text:span><text:span text:style-name="T16">j</text:span><text:span text:style-name="T17">+1].</text:span><text:span text:style-name="T16">x</text:span><text:span text:style-name="T17">-</text:span><text:span text:style-name="T16">s</text:span><text:span text:style-name="T17">[</text:span><text:span text:style-name="T16">j</text:span><text:span text:style-name="T17">].</text:span><text:span text:style-name="T16">x</text:span><text:span text:style-name="T17">);</text:span></text:p>
      <text:p text:style-name="P8"><text:s text:c="24"/><text:span text:style-name="T19">}</text:span></text:p>
      <text:p text:style-name="P8"><text:s text:c="24"/><text:span text:style-name="T18">update</text:span><text:span text:style-name="T17">(1,1,</text:span><text:span text:style-name="T16">cnty</text:span><text:span text:style-name="T17">,</text:span><text:span text:style-name="T16">s</text:span><text:span text:style-name="T17">[</text:span><text:span text:style-name="T16">cnt</text:span><text:span text:style-name="T17">]);</text:span></text:p>
      <text:p text:style-name="P8"><text:s text:c="24"/><text:span text:style-name="T16">ans</text:span><text:span text:style-name="T17">+=</text:span><text:span text:style-name="T16">sum</text:span><text:span text:style-name="T17">*(</text:span><text:span text:style-name="T16">z</text:span><text:span text:style-name="T17">[</text:span><text:span text:style-name="T16">i</text:span><text:span text:style-name="T17">+1]-</text:span><text:span text:style-name="T16">z</text:span><text:span text:style-name="T17">[</text:span><text:span text:style-name="T16">i</text:span><text:span text:style-name="T17">]);</text:span></text:p>
      <text:p text:style-name="P8"><text:s text:c="16"/><text:span text:style-name="T17">}</text:span></text:p>
      <text:p text:style-name="P8"><text:s text:c="16"/><text:span text:style-name="T18">printf</text:span><text:span text:style-name="T17">("Case %d: %lld\n",</text:span><text:span text:style-name="T16">q</text:span><text:span text:style-name="T17">,</text:span><text:span text:style-name="T16">ans</text:span><text:span text:style-name="T17">);</text:span></text:p>
      <text:p text:style-name="P8"><text:s text:c="8"/><text:span text:style-name="T17">}</text:span></text:p>
      <text:p text:style-name="P8"><text:s text:c="8"/><text:span text:style-name="T18">return</text:span><text:span text:style-name="T16"> </text:span><text:span text:style-name="T17">0;</text:span></text:p>
      <text:p text:style-name="P7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rier, monospace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2pt" officeooo:rsid="0005453b" officeooo:paragraph-rsid="0005453b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线段树例题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04:55.486329536</meta:creation-date>
    <dc:date>2015-10-13T11:13:26.024004307</dc:date>
    <meta:editing-duration>P0D</meta:editing-duration>
    <meta:editing-cycles>1</meta:editing-cycles>
    <meta:document-statistic meta:table-count="0" meta:image-count="0" meta:object-count="0" meta:page-count="8" meta:paragraph-count="341" meta:word-count="564" meta:character-count="11641" meta:non-whitespace-character-count="6883"/>
    <meta:generator>LibreOffice/4.2.8.2$Linux_X86_64 LibreOffice_project/420m0$Build-2</meta:generator>
  </office:meta>
</office:document-meta>
</file>